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48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7pt" style:font-size-asian="7pt" style:font-size-complex="7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middle"/>
      <style:text-properties fo:color="#000000" fo:font-size="7pt" style:font-size-asian="7pt" style:font-size-complex="7pt"/>
    </style:style>
    <style:style style:name="ce10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5" style:family="table-cell" style:parent-style-name="Default">
      <style:table-cell-properties style:vertical-align="middle"/>
      <style:text-properties fo:font-size="7pt"/>
    </style:style>
    <style:style style:name="ce16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7" style:family="table-cell" style:parent-style-name="Default" style:data-style-name="N11"/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ext-properties fo:font-size="6pt"/>
    </style:style>
    <style:style style:name="ce2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10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11" office:value-type="string">
            <text:p>locatio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4">
            <text:p>4</text:p>
          </table:table-cell>
          <table:table-cell table:style-name="ce16" table:formula="of:=SUM([.I2:.I113])/(113*4)" office:value-type="percentage" office:value="0.836283185840708">
            <text:p>83,63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4">
            <text:p>4</text:p>
          </table:table-cell>
          <table:table-cell table:style-name="ce17" table:formula="of:=SUM([.I116:.I324])/([.B324]*4)" office:value-type="percentage" office:value="0.162679425837321">
            <text:p>16,27%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heckbo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los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olor-pick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ombobox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lef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marg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p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righ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bottom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margi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page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top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y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ope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-preview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forwar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bezier-curve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don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freehand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1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2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3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4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irc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ath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go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lin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opy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find-replac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pas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re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edit-select-all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un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bottom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fir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hom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la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nex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previou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to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butto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im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ad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list-box.png</text:p>
          </table:table-cell>
          <table:table-cell/>
          <table:table-cell table:style-name="ce11" office:value-type="string">
            <text:p>DONE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remov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-unlocked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measur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df-annotation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oi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reflight-verifi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sca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story-edito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iel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un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transform-rota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lef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righ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8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9" office:value-type="string">
            <text:p>freedesktop name</text:p>
          </table:table-cell>
          <table:table-cell table:style-name="ce25" office:value-type="string">
            <text:p>oxygen name</text:p>
          </table:table-cell>
          <table:table-cell table:style-name="ce25" office:value-type="string">
            <text:p>proposed name</text:p>
          </table:table-cell>
          <table:table-cell table:style-name="ce25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/>
          <table:table-cell table:formula="of:=IF([.D116]=&quot;x&quot;;1;0)+IF([.E116]=&quot;x&quot;;1;0)+IF([.F116]=&quot;x&quot;;1;0)+IF([.G116]=&quot;x&quot;;1;0)" office:value-type="float" office:value="0">
            <text:p>0</text:p>
          </table:table-cell>
          <table:table-cell table:style-name="ce20"/>
          <table:table-cell table:style-name="ce18"/>
          <table:table-cell table:style-name="ce19" office:value-type="string">
            <text:p>./actions/format-above.svg</text:p>
          </table:table-cell>
          <table:table-cell/>
        </table:table-row>
        <table:table-row table:style-name="ro1">
          <table:table-cell table:style-name="ce2" office:value-type="string">
            <text:p>AddNode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7]=&quot;x&quot;;1;0)+IF([.E117]=&quot;x&quot;;1;0)+IF([.F117]=&quot;x&quot;;1;0)+IF([.G11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add-node.svg</text:p>
          </table:table-cell>
          <table:table-cell/>
        </table:table-row>
        <table:table-row table:style-name="ro1">
          <table:table-cell table:style-name="ce2" office:value-type="string">
            <text:p>acrobat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8]=&quot;x&quot;;1;0)+IF([.E118]=&quot;x&quot;;1;0)+IF([.F118]=&quot;x&quot;;1;0)+IF([.G118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croread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9]=&quot;x&quot;;1;0)+IF([.E119]=&quot;x&quot;;1;0)+IF([.F119]=&quot;x&quot;;1;0)+IF([.G119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pps/acroread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ddPoint.p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0]=&quot;x&quot;;1;0)+IF([.E120]=&quot;x&quot;;1;0)+IF([.F120]=&quot;x&quot;;1;0)+IF([.G120]=&quot;x&quot;;1;0)" office:value-type="float" office:value="4">
            <text:p>4</text:p>
          </table:table-cell>
          <table:table-cell table:style-name="ce18"/>
          <table:table-cell table:style-name="ce18" office:value-type="string">
            <text:p>/actions/format-add-node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alert.png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1]=&quot;x&quot;;1;0)+IF([.E121]=&quot;x&quot;;1;0)+IF([.F121]=&quot;x&quot;;1;0)+IF([.G121]=&quot;x&quot;;1;0)" office:value-type="float" office:value="4">
            <text:p>4</text:p>
          </table:table-cell>
          <table:table-cell table:style-name="ce19" office:value-type="string">
            <text:p>./status/dialog-warning.svg</text:p>
          </table:table-cell>
          <table:table-cell table:style-name="ce18" table:number-columns-repeated="2"/>
          <table:table-cell/>
        </table:table-row>
        <table:table-row table:style-name="ro4">
          <table:table-cell table:style-name="ce2" office:value-type="string">
            <text:p>AllCaps.png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/>
          <table:table-cell table:formula="of:=IF([.D122]=&quot;x&quot;;1;0)+IF([.E122]=&quot;x&quot;;1;0)+IF([.F122]=&quot;x&quot;;1;0)+IF([.G1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allcap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.png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/>
          <table:table-cell table:formula="of:=IF([.D123]=&quot;x&quot;;1;0)+IF([.E123]=&quot;x&quot;;1;0)+IF([.F123]=&quot;x&quot;;1;0)+IF([.G12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2.png</text:p>
          </table:table-cell>
          <table:table-cell office:value-type="float" office:value="9">
            <text:p>9</text:p>
          </table:table-cell>
          <table:table-cell/>
          <table:table-cell table:number-columns-repeated="4"/>
          <table:table-cell/>
          <table:table-cell table:formula="of:=IF([.D124]=&quot;x&quot;;1;0)+IF([.E124]=&quot;x&quot;;1;0)+IF([.F124]=&quot;x&quot;;1;0)+IF([.G12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below.png</text:p>
          </table:table-cell>
          <table:table-cell office:value-type="float" office:value="10">
            <text:p>10</text:p>
          </table:table-cell>
          <table:table-cell/>
          <table:table-cell table:number-columns-repeated="4"/>
          <table:table-cell/>
          <table:table-cell table:formula="of:=IF([.D125]=&quot;x&quot;;1;0)+IF([.E125]=&quot;x&quot;;1;0)+IF([.F125]=&quot;x&quot;;1;0)+IF([.G125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19" office:value-type="string">
            <text:p>./actions/format-below.svg</text:p>
          </table:table-cell>
          <table:table-cell table:style-name="ce12"/>
        </table:table-row>
        <table:table-row table:style-name="ro1">
          <table:table-cell table:style-name="ce2" office:value-type="string">
            <text:p>BevelJoin.png</text:p>
          </table:table-cell>
          <table:table-cell office:value-type="float" office:value="11">
            <text:p>11</text:p>
          </table:table-cell>
          <table:table-cell/>
          <table:table-cell table:number-columns-repeated="4"/>
          <table:table-cell/>
          <table:table-cell table:formula="of:=IF([.D126]=&quot;x&quot;;1;0)+IF([.E126]=&quot;x&quot;;1;0)+IF([.F126]=&quot;x&quot;;1;0)+IF([.G12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join-bevel.svg</text:p>
          </table:table-cell>
          <table:table-cell/>
        </table:table-row>
        <table:table-row table:style-name="ro1">
          <table:table-cell table:style-name="ce2" office:value-type="string">
            <text:p>BezierClose.png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7]=&quot;x&quot;;1;0)+IF([.E127]=&quot;x&quot;;1;0)+IF([.F127]=&quot;x&quot;;1;0)+IF([.G12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bezier-close.svg</text:p>
          </table:table-cell>
          <table:table-cell/>
        </table:table-row>
        <table:table-row table:style-name="ro1">
          <table:table-cell table:style-name="ce2" office:value-type="string">
            <text:p>beziertool.pn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8]=&quot;x&quot;;1;0)+IF([.E128]=&quot;x&quot;;1;0)+IF([.F128]=&quot;x&quot;;1;0)+IF([.G12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eziertool16.png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9]=&quot;x&quot;;1;0)+IF([.E129]=&quot;x&quot;;1;0)+IF([.F129]=&quot;x&quot;;1;0)+IF([.G12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blend.png</text:p>
          </table:table-cell>
          <table:table-cell office:value-type="float" office:value="15">
            <text:p>15</text:p>
          </table:table-cell>
          <table:table-cell/>
          <table:table-cell table:number-columns-repeated="4"/>
          <table:table-cell/>
          <table:table-cell table:formula="of:=IF([.D130]=&quot;x&quot;;1;0)+IF([.E130]=&quot;x&quot;;1;0)+IF([.F130]=&quot;x&quot;;1;0)+IF([.G13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kcsrc.svgz</text:p>
          </table:table-cell>
          <table:table-cell table:style-name="ce19" office:value-type="string">
            <text:p>./actions/format-blend.svg</text:p>
          </table:table-cell>
          <table:table-cell/>
        </table:table-row>
        <table:table-row table:style-name="ro1">
          <table:table-cell table:style-name="ce2" office:value-type="string">
            <text:p>ButtCap.png</text:p>
          </table:table-cell>
          <table:table-cell office:value-type="float" office:value="16">
            <text:p>16</text:p>
          </table:table-cell>
          <table:table-cell/>
          <table:table-cell table:number-columns-repeated="4"/>
          <table:table-cell/>
          <table:table-cell table:formula="of:=IF([.D131]=&quot;x&quot;;1;0)+IF([.E131]=&quot;x&quot;;1;0)+IF([.F131]=&quot;x&quot;;1;0)+IF([.G13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butt.svg</text:p>
          </table:table-cell>
          <table:table-cell table:style-name="ce12"/>
        </table:table-row>
        <table:table-row table:style-name="ro1">
          <table:table-cell table:style-name="ce2" office:value-type="string">
            <text:p>charset.png</text:p>
          </table:table-cell>
          <table:table-cell office:value-type="float" office:value="17">
            <text:p>17</text:p>
          </table:table-cell>
          <table:table-cell/>
          <table:table-cell table:number-columns-repeated="4"/>
          <table:table-cell/>
          <table:table-cell table:formula="of:=IF([.D132]=&quot;x&quot;;1;0)+IF([.E132]=&quot;x&quot;;1;0)+IF([.F132]=&quot;x&quot;;1;0)+IF([.G13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aracter-set.svg</text:p>
          </table:table-cell>
          <table:table-cell/>
        </table:table-row>
        <table:table-row table:style-name="ro1">
          <table:table-cell table:style-name="ce2" office:value-type="string">
            <text:p>checkdoc.png</text:p>
          </table:table-cell>
          <table:table-cell office:value-type="float" office:value="18">
            <text:p>18</text:p>
          </table:table-cell>
          <table:table-cell/>
          <table:table-cell table:number-columns-repeated="4"/>
          <table:table-cell/>
          <table:table-cell table:formula="of:=IF([.D133]=&quot;x&quot;;1;0)+IF([.E133]=&quot;x&quot;;1;0)+IF([.F133]=&quot;x&quot;;1;0)+IF([.G13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eck-document.svg</text:p>
          </table:table-cell>
          <table:table-cell/>
        </table:table-row>
        <table:table-row table:style-name="ro1">
          <table:table-cell table:style-name="ce2" office:value-type="string">
            <text:p>clear_right.png</text:p>
          </table:table-cell>
          <table:table-cell office:value-type="float" office:value="19">
            <text:p>19</text:p>
          </table:table-cell>
          <table:table-cell/>
          <table:table-cell table:number-columns-repeated="4"/>
          <table:table-cell/>
          <table:table-cell table:formula="of:=IF([.D134]=&quot;x&quot;;1;0)+IF([.E134]=&quot;x&quot;;1;0)+IF([.F134]=&quot;x&quot;;1;0)+IF([.G1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clear-right.svg</text:p>
          </table:table-cell>
          <table:table-cell table:style-name="ce12"/>
        </table:table-row>
        <table:table-row table:style-name="ro1">
          <table:table-cell table:style-name="ce2" office:value-type="string">
            <text:p>cmsOff.png</text:p>
          </table:table-cell>
          <table:table-cell office:value-type="float" office:value="20">
            <text:p>20</text:p>
          </table:table-cell>
          <table:table-cell/>
          <table:table-cell table:number-columns-repeated="4"/>
          <table:table-cell/>
          <table:table-cell table:formula="of:=IF([.D135]=&quot;x&quot;;1;0)+IF([.E135]=&quot;x&quot;;1;0)+IF([.F135]=&quot;x&quot;;1;0)+IF([.G13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ff.svg</text:p>
          </table:table-cell>
          <table:table-cell/>
        </table:table-row>
        <table:table-row table:style-name="ro1">
          <table:table-cell table:style-name="ce2" office:value-type="string">
            <text:p>cmsOn.png</text:p>
          </table:table-cell>
          <table:table-cell office:value-type="float" office:value="21">
            <text:p>21</text:p>
          </table:table-cell>
          <table:table-cell/>
          <table:table-cell table:number-columns-repeated="4"/>
          <table:table-cell/>
          <table:table-cell table:formula="of:=IF([.D136]=&quot;x&quot;;1;0)+IF([.E136]=&quot;x&quot;;1;0)+IF([.F136]=&quot;x&quot;;1;0)+IF([.G13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n.svg</text:p>
          </table:table-cell>
          <table:table-cell/>
        </table:table-row>
        <table:table-row table:style-name="ro1">
          <table:table-cell table:style-name="ce2" office:value-type="string">
            <text:p>cmyk.png</text:p>
          </table:table-cell>
          <table:table-cell office:value-type="float" office:value="22">
            <text:p>22</text:p>
          </table:table-cell>
          <table:table-cell/>
          <table:table-cell table:number-columns-repeated="4"/>
          <table:table-cell/>
          <table:table-cell table:formula="of:=IF([.D137]=&quot;x&quot;;1;0)+IF([.E137]=&quot;x&quot;;1;0)+IF([.F137]=&quot;x&quot;;1;0)+IF([.G13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yk.svg</text:p>
          </table:table-cell>
          <table:table-cell/>
        </table:table-row>
        <table:table-row table:style-name="ro1">
          <table:table-cell table:style-name="ce2" office:value-type="string">
            <text:p>colorpicker.png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8]=&quot;x&quot;;1;0)+IF([.E138]=&quot;x&quot;;1;0)+IF([.F138]=&quot;x&quot;;1;0)+IF([.G13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lorpickercursor.png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9]=&quot;x&quot;;1;0)+IF([.E139]=&quot;x&quot;;1;0)+IF([.F139]=&quot;x&quot;;1;0)+IF([.G13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mpfile.png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0]=&quot;x&quot;;1;0)+IF([.E140]=&quot;x&quot;;1;0)+IF([.F140]=&quot;x&quot;;1;0)+IF([.G140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mpfile16.png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1]=&quot;x&quot;;1;0)+IF([.E141]=&quot;x&quot;;1;0)+IF([.F141]=&quot;x&quot;;1;0)+IF([.G141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nfigure.pn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2]=&quot;x&quot;;1;0)+IF([.E142]=&quot;x&quot;;1;0)+IF([.F142]=&quot;x&quot;;1;0)+IF([.G142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ctions/configure.svg</text:p>
          </table:table-cell>
          <table:table-cell table:style-name="ce25"/>
          <table:table-cell/>
        </table:table-row>
        <table:table-row table:style-name="ro1">
          <table:table-cell table:style-name="ce2" office:value-type="string">
            <text:p>Corner.xpm</text:p>
          </table:table-cell>
          <table:table-cell office:value-type="float" office:value="28">
            <text:p>28</text:p>
          </table:table-cell>
          <table:table-cell/>
          <table:table-cell table:number-columns-repeated="4"/>
          <table:table-cell/>
          <table:table-cell table:formula="of:=IF([.D143]=&quot;x&quot;;1;0)+IF([.E143]=&quot;x&quot;;1;0)+IF([.F143]=&quot;x&quot;;1;0)+IF([.G14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orner.svg</text:p>
          </table:table-cell>
          <table:table-cell/>
        </table:table-row>
        <table:table-row table:style-name="ro1">
          <table:table-cell table:style-name="ce2" office:value-type="string">
            <text:p>crop.png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4]=&quot;x&quot;;1;0)+IF([.E144]=&quot;x&quot;;1;0)+IF([.F144]=&quot;x&quot;;1;0)+IF([.G14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transform-crop.svg</text:p>
          </table:table-cell>
          <table:table-cell/>
        </table:table-row>
        <table:table-row table:style-name="ro1">
          <table:table-cell table:style-name="ce2" office:value-type="string">
            <text:p>curve.png</text:p>
          </table:table-cell>
          <table:table-cell office:value-type="float" office:value="30">
            <text:p>30</text:p>
          </table:table-cell>
          <table:table-cell/>
          <table:table-cell table:number-columns-repeated="4"/>
          <table:table-cell/>
          <table:table-cell table:formula="of:=IF([.D145]=&quot;x&quot;;1;0)+IF([.E145]=&quot;x&quot;;1;0)+IF([.F145]=&quot;x&quot;;1;0)+IF([.G14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urve.svg</text:p>
          </table:table-cell>
          <table:table-cell/>
        </table:table-row>
        <table:table-row table:style-name="ro1">
          <table:table-cell table:style-name="ce2" office:value-type="string">
            <text:p>curvebezier.png</text:p>
          </table:table-cell>
          <table:table-cell office:value-type="float" office:value="31">
            <text:p>31</text:p>
          </table:table-cell>
          <table:table-cell/>
          <table:table-cell table:number-columns-repeated="4"/>
          <table:table-cell/>
          <table:table-cell table:formula="of:=IF([.D146]=&quot;x&quot;;1;0)+IF([.E146]=&quot;x&quot;;1;0)+IF([.F146]=&quot;x&quot;;1;0)+IF([.G14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urve.svg</text:p>
          </table:table-cell>
          <table:table-cell/>
        </table:table-row>
        <table:table-row table:style-name="ro1">
          <table:table-cell table:style-name="ce2" office:value-type="string">
            <text:p>curvelinear.png</text:p>
          </table:table-cell>
          <table:table-cell office:value-type="float" office:value="32">
            <text:p>32</text:p>
          </table:table-cell>
          <table:table-cell/>
          <table:table-cell table:number-columns-repeated="4"/>
          <table:table-cell/>
          <table:table-cell table:formula="of:=IF([.D147]=&quot;x&quot;;1;0)+IF([.E147]=&quot;x&quot;;1;0)+IF([.F147]=&quot;x&quot;;1;0)+IF([.G14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inear-curve.svg</text:p>
          </table:table-cell>
          <table:table-cell/>
        </table:table-row>
        <table:table-row table:style-name="ro1">
          <table:table-cell table:style-name="ce2" office:value-type="string">
            <text:p>Deletelayer.png</text:p>
          </table:table-cell>
          <table:table-cell office:value-type="float" office:value="33">
            <text:p>33</text:p>
          </table:table-cell>
          <table:table-cell/>
          <table:table-cell table:number-columns-repeated="4"/>
          <table:table-cell/>
          <table:table-cell table:formula="of:=IF([.D148]=&quot;x&quot;;1;0)+IF([.E148]=&quot;x&quot;;1;0)+IF([.F148]=&quot;x&quot;;1;0)+IF([.G14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layer.svg</text:p>
          </table:table-cell>
          <table:table-cell/>
        </table:table-row>
        <table:table-row table:style-name="ro1">
          <table:table-cell table:style-name="ce2" office:value-type="string">
            <text:p>DeleteNode.png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9]=&quot;x&quot;;1;0)+IF([.E149]=&quot;x&quot;;1;0)+IF([.F149]=&quot;x&quot;;1;0)+IF([.G149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remove-node.svg</text:p>
          </table:table-cell>
          <table:table-cell/>
        </table:table-row>
        <table:table-row table:style-name="ro1">
          <table:table-cell table:style-name="ce2" office:value-type="string">
            <text:p>DelPoint.png</text:p>
          </table:table-cell>
          <table:table-cell office:value-type="float" office:value="35">
            <text:p>35</text:p>
          </table:table-cell>
          <table:table-cell/>
          <table:table-cell table:number-columns-repeated="4"/>
          <table:table-cell/>
          <table:table-cell table:formula="of:=IF([.D150]=&quot;x&quot;;1;0)+IF([.E150]=&quot;x&quot;;1;0)+IF([.F150]=&quot;x&quot;;1;0)+IF([.G15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point.svg</text:p>
          </table:table-cell>
          <table:table-cell/>
        </table:table-row>
        <table:table-row table:style-name="ro1">
          <table:table-cell table:style-name="ce2" office:value-type="string">
            <text:p>dist.png</text:p>
          </table:table-cell>
          <table:table-cell office:value-type="float" office:value="36">
            <text:p>36</text:p>
          </table:table-cell>
          <table:table-cell/>
          <table:table-cell table:number-columns-repeated="4"/>
          <table:table-cell/>
          <table:table-cell table:formula="of:=IF([.D151]=&quot;x&quot;;1;0)+IF([.E151]=&quot;x&quot;;1;0)+IF([.F151]=&quot;x&quot;;1;0)+IF([.G15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.svg</text:p>
          </table:table-cell>
          <table:table-cell/>
        </table:table-row>
        <table:table-row table:style-name="ro1">
          <table:table-cell table:style-name="ce2" office:value-type="string">
            <text:p>dist22.png</text:p>
          </table:table-cell>
          <table:table-cell office:value-type="float" office:value="37">
            <text:p>37</text:p>
          </table:table-cell>
          <table:table-cell/>
          <table:table-cell table:number-columns-repeated="4"/>
          <table:table-cell/>
          <table:table-cell table:formula="of:=IF([.D152]=&quot;x&quot;;1;0)+IF([.E152]=&quot;x&quot;;1;0)+IF([.F152]=&quot;x&quot;;1;0)+IF([.G15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22.svg</text:p>
          </table:table-cell>
          <table:table-cell/>
        </table:table-row>
        <table:table-row table:style-name="ro1">
          <table:table-cell table:style-name="ce2" office:value-type="string">
            <text:p>doc.png</text:p>
          </table:table-cell>
          <table:table-cell office:value-type="float" office:value="38">
            <text:p>38</text:p>
          </table:table-cell>
          <table:table-cell/>
          <table:table-cell table:number-columns-repeated="4"/>
          <table:table-cell/>
          <table:table-cell table:formula="of:=IF([.D153]=&quot;x&quot;;1;0)+IF([.E153]=&quot;x&quot;;1;0)+IF([.F153]=&quot;x&quot;;1;0)+IF([.G15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.svg</text:p>
          </table:table-cell>
          <table:table-cell/>
        </table:table-row>
        <table:table-row table:style-name="ro1">
          <table:table-cell table:style-name="ce2" office:value-type="string">
            <text:p>docattributes.png</text:p>
          </table:table-cell>
          <table:table-cell office:value-type="float" office:value="39">
            <text:p>39</text:p>
          </table:table-cell>
          <table:table-cell/>
          <table:table-cell table:number-columns-repeated="4"/>
          <table:table-cell/>
          <table:table-cell table:formula="of:=IF([.D154]=&quot;x&quot;;1;0)+IF([.E154]=&quot;x&quot;;1;0)+IF([.F154]=&quot;x&quot;;1;0)+IF([.G15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-attributes.svg</text:p>
          </table:table-cell>
          <table:table-cell/>
        </table:table-row>
        <table:table-row table:style-name="ro1">
          <table:table-cell table:style-name="ce2" office:value-type="string">
            <text:p>document2.png</text:p>
          </table:table-cell>
          <table:table-cell office:value-type="float" office:value="40">
            <text:p>40</text:p>
          </table:table-cell>
          <table:table-cell/>
          <table:table-cell table:number-columns-repeated="4"/>
          <table:table-cell/>
          <table:table-cell table:formula="of:=IF([.D155]=&quot;x&quot;;1;0)+IF([.E155]=&quot;x&quot;;1;0)+IF([.F155]=&quot;x&quot;;1;0)+IF([.G155]=&quot;x&quot;;1;0)" office:value-type="float" office:value="0">
            <text:p>0</text:p>
          </table:table-cell>
          <table:table-cell table:style-name="ce19" office:value-type="string">
            <text:p>./mimetypes/x-office-documen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.png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6]=&quot;x&quot;;1;0)+IF([.E156]=&quot;x&quot;;1;0)+IF([.F156]=&quot;x&quot;;1;0)+IF([.G156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32.png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7]=&quot;x&quot;;1;0)+IF([.E157]=&quot;x&quot;;1;0)+IF([.F157]=&quot;x&quot;;1;0)+IF([.G157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ragPix.xpm</text:p>
          </table:table-cell>
          <table:table-cell office:value-type="float" office:value="43">
            <text:p>43</text:p>
          </table:table-cell>
          <table:table-cell/>
          <table:table-cell table:number-columns-repeated="4"/>
          <table:table-cell/>
          <table:table-cell table:formula="of:=IF([.D158]=&quot;x&quot;;1;0)+IF([.E158]=&quot;x&quot;;1;0)+IF([.F158]=&quot;x&quot;;1;0)+IF([.G15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g-pictures.svg</text:p>
          </table:table-cell>
          <table:table-cell/>
        </table:table-row>
        <table:table-row table:style-name="ro1">
          <table:table-cell table:style-name="ce2" office:value-type="string">
            <text:p>DrawFrame.xpm</text:p>
          </table:table-cell>
          <table:table-cell office:value-type="float" office:value="44">
            <text:p>44</text:p>
          </table:table-cell>
          <table:table-cell/>
          <table:table-cell table:number-columns-repeated="4"/>
          <table:table-cell/>
          <table:table-cell table:formula="of:=IF([.D159]=&quot;x&quot;;1;0)+IF([.E159]=&quot;x&quot;;1;0)+IF([.F159]=&quot;x&quot;;1;0)+IF([.G15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w-frame.svg</text:p>
          </table:table-cell>
          <table:table-cell/>
        </table:table-row>
        <table:table-row table:style-name="ro1">
          <table:table-cell table:style-name="ce2" office:value-type="string">
            <text:p>ellipsis.png</text:p>
          </table:table-cell>
          <table:table-cell office:value-type="float" office:value="45">
            <text:p>45</text:p>
          </table:table-cell>
          <table:table-cell/>
          <table:table-cell table:number-columns-repeated="4"/>
          <table:table-cell/>
          <table:table-cell table:formula="of:=IF([.D160]=&quot;x&quot;;1;0)+IF([.E160]=&quot;x&quot;;1;0)+IF([.F160]=&quot;x&quot;;1;0)+IF([.G16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llipsis.svg</text:p>
          </table:table-cell>
          <table:table-cell/>
        </table:table-row>
        <table:table-row table:style-name="ro1">
          <table:table-cell table:style-name="ce2" office:value-type="string">
            <text:p>exit.png</text:p>
          </table:table-cell>
          <table:table-cell office:value-type="float" office:value="46">
            <text:p>46</text:p>
          </table:table-cell>
          <table:table-cell/>
          <table:table-cell table:number-columns-repeated="4"/>
          <table:table-cell/>
          <table:table-cell table:formula="of:=IF([.D161]=&quot;x&quot;;1;0)+IF([.E161]=&quot;x&quot;;1;0)+IF([.F161]=&quot;x&quot;;1;0)+IF([.G161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18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it22.png</text:p>
          </table:table-cell>
          <table:table-cell office:value-type="float" office:value="47">
            <text:p>47</text:p>
          </table:table-cell>
          <table:table-cell/>
          <table:table-cell table:number-columns-repeated="4"/>
          <table:table-cell/>
          <table:table-cell table:formula="of:=IF([.D162]=&quot;x&quot;;1;0)+IF([.E162]=&quot;x&quot;;1;0)+IF([.F162]=&quot;x&quot;;1;0)+IF([.G162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23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pand.png</text:p>
          </table:table-cell>
          <table:table-cell office:value-type="float" office:value="48">
            <text:p>48</text:p>
          </table:table-cell>
          <table:table-cell/>
          <table:table-cell table:number-columns-repeated="4"/>
          <table:table-cell/>
          <table:table-cell table:formula="of:=IF([.D163]=&quot;x&quot;;1;0)+IF([.E163]=&quot;x&quot;;1;0)+IF([.F163]=&quot;x&quot;;1;0)+IF([.G16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xpand.svg</text:p>
          </table:table-cell>
          <table:table-cell/>
        </table:table-row>
        <table:table-row table:style-name="ro1">
          <table:table-cell table:style-name="ce2" office:value-type="string">
            <text:p>externaltools.png</text:p>
          </table:table-cell>
          <table:table-cell office:value-type="float" office:value="49">
            <text:p>49</text:p>
          </table:table-cell>
          <table:table-cell/>
          <table:table-cell table:number-columns-repeated="4"/>
          <table:table-cell/>
          <table:table-cell table:formula="of:=IF([.D164]=&quot;x&quot;;1;0)+IF([.E164]=&quot;x&quot;;1;0)+IF([.F164]=&quot;x&quot;;1;0)+IF([.G164]=&quot;x&quot;;1;0)" office:value-type="float" office:value="0">
            <text:p>0</text:p>
          </table:table-cell>
          <table:table-cell table:style-name="ce19" office:value-type="string">
            <text:p>./mimetypes/application-x-executable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.p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5]=&quot;x&quot;;1;0)+IF([.E165]=&quot;x&quot;;1;0)+IF([.F165]=&quot;x&quot;;1;0)+IF([.G165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16.png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6]=&quot;x&quot;;1;0)+IF([.E166]=&quot;x&quot;;1;0)+IF([.F166]=&quot;x&quot;;1;0)+IF([.G166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rstline.png</text:p>
          </table:table-cell>
          <table:table-cell office:value-type="float" office:value="52">
            <text:p>52</text:p>
          </table:table-cell>
          <table:table-cell/>
          <table:table-cell table:number-columns-repeated="4"/>
          <table:table-cell/>
          <table:table-cell table:formula="of:=IF([.D167]=&quot;x&quot;;1;0)+IF([.E167]=&quot;x&quot;;1;0)+IF([.F167]=&quot;x&quot;;1;0)+IF([.G16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irst-line.svg</text:p>
          </table:table-cell>
          <table:table-cell/>
        </table:table-row>
        <table:table-row table:style-name="ro1">
          <table:table-cell table:style-name="ce2" office:value-type="string">
            <text:p>flow-bounding.png</text:p>
          </table:table-cell>
          <table:table-cell office:value-type="float" office:value="53">
            <text:p>53</text:p>
          </table:table-cell>
          <table:table-cell/>
          <table:table-cell table:number-columns-repeated="4"/>
          <table:table-cell/>
          <table:table-cell table:formula="of:=IF([.D168]=&quot;x&quot;;1;0)+IF([.E168]=&quot;x&quot;;1;0)+IF([.F168]=&quot;x&quot;;1;0)+IF([.G16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bounding.svg</text:p>
          </table:table-cell>
          <table:table-cell table:style-name="ce12"/>
        </table:table-row>
        <table:table-row table:style-name="ro1">
          <table:table-cell table:style-name="ce2" office:value-type="string">
            <text:p>flow-contour.png</text:p>
          </table:table-cell>
          <table:table-cell office:value-type="float" office:value="54">
            <text:p>54</text:p>
          </table:table-cell>
          <table:table-cell/>
          <table:table-cell table:number-columns-repeated="4"/>
          <table:table-cell/>
          <table:table-cell table:formula="of:=IF([.D169]=&quot;x&quot;;1;0)+IF([.E169]=&quot;x&quot;;1;0)+IF([.F169]=&quot;x&quot;;1;0)+IF([.G16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contour.svg</text:p>
          </table:table-cell>
          <table:table-cell table:style-name="ce12"/>
        </table:table-row>
        <table:table-row table:style-name="ro1">
          <table:table-cell table:style-name="ce2" office:value-type="string">
            <text:p>flow-frame.png</text:p>
          </table:table-cell>
          <table:table-cell office:value-type="float" office:value="55">
            <text:p>55</text:p>
          </table:table-cell>
          <table:table-cell/>
          <table:table-cell table:number-columns-repeated="4"/>
          <table:table-cell/>
          <table:table-cell table:formula="of:=IF([.D170]=&quot;x&quot;;1;0)+IF([.E170]=&quot;x&quot;;1;0)+IF([.F170]=&quot;x&quot;;1;0)+IF([.G17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frame.svg</text:p>
          </table:table-cell>
          <table:table-cell table:style-name="ce12"/>
        </table:table-row>
        <table:table-row table:style-name="ro1">
          <table:table-cell table:style-name="ce2" office:value-type="string">
            <text:p>flow-none.png</text:p>
          </table:table-cell>
          <table:table-cell office:value-type="float" office:value="56">
            <text:p>56</text:p>
          </table:table-cell>
          <table:table-cell/>
          <table:table-cell table:number-columns-repeated="4"/>
          <table:table-cell/>
          <table:table-cell table:formula="of:=IF([.D171]=&quot;x&quot;;1;0)+IF([.E171]=&quot;x&quot;;1;0)+IF([.F171]=&quot;x&quot;;1;0)+IF([.G17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none.svg</text:p>
          </table:table-cell>
          <table:table-cell table:style-name="ce12"/>
        </table:table-row>
        <table:table-row table:style-name="ro1">
          <table:table-cell table:style-name="ce2" office:value-type="string">
            <text:p>font_otf.png</text:p>
          </table:table-cell>
          <table:table-cell office:value-type="float" office:value="57">
            <text:p>57</text:p>
          </table:table-cell>
          <table:table-cell/>
          <table:table-cell table:number-columns-repeated="4"/>
          <table:table-cell/>
          <table:table-cell table:formula="of:=IF([.D172]=&quot;x&quot;;1;0)+IF([.E172]=&quot;x&quot;;1;0)+IF([.F172]=&quot;x&quot;;1;0)+IF([.G172]=&quot;x&quot;;1;0)" office:value-type="float" office:value="0">
            <text:p>0</text:p>
          </table:table-cell>
          <table:table-cell table:style-name="ce19" office:value-type="string">
            <text:p>./mimetypes/application-x-font-o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otf16.png</text:p>
          </table:table-cell>
          <table:table-cell office:value-type="float" office:value="58">
            <text:p>58</text:p>
          </table:table-cell>
          <table:table-cell/>
          <table:table-cell table:number-columns-repeated="4"/>
          <table:table-cell/>
          <table:table-cell table:formula="of:=IF([.D173]=&quot;x&quot;;1;0)+IF([.E173]=&quot;x&quot;;1;0)+IF([.F173]=&quot;x&quot;;1;0)+IF([.G17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mimetypes/application-x-font-otf.svg</text:p>
          </table:table-cell>
          <table:table-cell/>
        </table:table-row>
        <table:table-row table:style-name="ro1">
          <table:table-cell table:style-name="ce2" office:value-type="string">
            <text:p>font_subst16.png</text:p>
          </table:table-cell>
          <table:table-cell office:value-type="float" office:value="59">
            <text:p>59</text:p>
          </table:table-cell>
          <table:table-cell/>
          <table:table-cell table:number-columns-repeated="4"/>
          <table:table-cell/>
          <table:table-cell table:formula="of:=IF([.D174]=&quot;x&quot;;1;0)+IF([.E174]=&quot;x&quot;;1;0)+IF([.F174]=&quot;x&quot;;1;0)+IF([.G174]=&quot;x&quot;;1;0)" office:value-type="float" office:value="0">
            <text:p>0</text:p>
          </table:table-cell>
          <table:table-cell table:style-name="ce19" office:value-type="string">
            <text:p>./mimetypes/application-x-font-sn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.png</text:p>
          </table:table-cell>
          <table:table-cell office:value-type="float" office:value="60">
            <text:p>60</text:p>
          </table:table-cell>
          <table:table-cell/>
          <table:table-cell table:number-columns-repeated="4"/>
          <table:table-cell/>
          <table:table-cell table:formula="of:=IF([.D175]=&quot;x&quot;;1;0)+IF([.E175]=&quot;x&quot;;1;0)+IF([.F175]=&quot;x&quot;;1;0)+IF([.G175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16.png</text:p>
          </table:table-cell>
          <table:table-cell office:value-type="float" office:value="61">
            <text:p>61</text:p>
          </table:table-cell>
          <table:table-cell/>
          <table:table-cell table:number-columns-repeated="4"/>
          <table:table-cell/>
          <table:table-cell table:formula="of:=IF([.D176]=&quot;x&quot;;1;0)+IF([.E176]=&quot;x&quot;;1;0)+IF([.F176]=&quot;x&quot;;1;0)+IF([.G176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_16.png</text:p>
          </table:table-cell>
          <table:table-cell office:value-type="float" office:value="62">
            <text:p>62</text:p>
          </table:table-cell>
          <table:table-cell/>
          <table:table-cell table:number-columns-repeated="4"/>
          <table:table-cell/>
          <table:table-cell table:formula="of:=IF([.D177]=&quot;x&quot;;1;0)+IF([.E177]=&quot;x&quot;;1;0)+IF([.F177]=&quot;x&quot;;1;0)+IF([.G177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.png</text:p>
          </table:table-cell>
          <table:table-cell office:value-type="float" office:value="63">
            <text:p>63</text:p>
          </table:table-cell>
          <table:table-cell/>
          <table:table-cell table:number-columns-repeated="4"/>
          <table:table-cell/>
          <table:table-cell table:formula="of:=IF([.D178]=&quot;x&quot;;1;0)+IF([.E178]=&quot;x&quot;;1;0)+IF([.F178]=&quot;x&quot;;1;0)+IF([.G178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.png</text:p>
          </table:table-cell>
          <table:table-cell office:value-type="float" office:value="64">
            <text:p>64</text:p>
          </table:table-cell>
          <table:table-cell/>
          <table:table-cell table:number-columns-repeated="4"/>
          <table:table-cell/>
          <table:table-cell table:formula="of:=IF([.D179]=&quot;x&quot;;1;0)+IF([.E179]=&quot;x&quot;;1;0)+IF([.F179]=&quot;x&quot;;1;0)+IF([.G179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ramenoresize.png</text:p>
          </table:table-cell>
          <table:table-cell office:value-type="float" office:value="65">
            <text:p>65</text:p>
          </table:table-cell>
          <table:table-cell/>
          <table:table-cell table:number-columns-repeated="4"/>
          <table:table-cell/>
          <table:table-cell table:formula="of:=IF([.D180]=&quot;x&quot;;1;0)+IF([.E180]=&quot;x&quot;;1;0)+IF([.F180]=&quot;x&quot;;1;0)+IF([.G18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rame-not-resized.svg</text:p>
          </table:table-cell>
          <table:table-cell/>
        </table:table-row>
        <table:table-row table:style-name="ro1">
          <table:table-cell table:style-name="ce2" office:value-type="string">
            <text:p>frameresize.png</text:p>
          </table:table-cell>
          <table:table-cell office:value-type="float" office:value="66">
            <text:p>66</text:p>
          </table:table-cell>
          <table:table-cell/>
          <table:table-cell table:number-columns-repeated="4"/>
          <table:table-cell/>
          <table:table-cell table:formula="of:=IF([.D181]=&quot;x&quot;;1;0)+IF([.E181]=&quot;x&quot;;1;0)+IF([.F181]=&quot;x&quot;;1;0)+IF([.G18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rame-resized.svg</text:p>
          </table:table-cell>
          <table:table-cell/>
        </table:table-row>
        <table:table-row table:style-name="ro1">
          <table:table-cell table:style-name="ce2" office:value-type="string">
            <text:p>goto.png</text:p>
          </table:table-cell>
          <table:table-cell office:value-type="float" office:value="67">
            <text:p>67</text:p>
          </table:table-cell>
          <table:table-cell/>
          <table:table-cell table:number-columns-repeated="4"/>
          <table:table-cell/>
          <table:table-cell table:formula="of:=IF([.D182]=&quot;x&quot;;1;0)+IF([.E182]=&quot;x&quot;;1;0)+IF([.F182]=&quot;x&quot;;1;0)+IF([.G182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otprint.svg</text:p>
          </table:table-cell>
          <table:table-cell table:style-name="ce25" office:value-type="string">
            <text:p>./actions/format-go-to.svg</text:p>
          </table:table-cell>
          <table:table-cell/>
        </table:table-row>
        <table:table-row table:style-name="ro1">
          <table:table-cell table:style-name="ce2" office:value-type="string">
            <text:p>group.png</text:p>
          </table:table-cell>
          <table:table-cell office:value-type="float" office:value="68">
            <text:p>68</text:p>
          </table:table-cell>
          <table:table-cell/>
          <table:table-cell table:number-columns-repeated="4"/>
          <table:table-cell/>
          <table:table-cell table:formula="of:=IF([.D183]=&quot;x&quot;;1;0)+IF([.E183]=&quot;x&quot;;1;0)+IF([.F183]=&quot;x&quot;;1;0)+IF([.G18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group.svg</text:p>
          </table:table-cell>
          <table:table-cell/>
        </table:table-row>
        <table:table-row table:style-name="ro1">
          <table:table-cell table:style-name="ce2" office:value-type="string">
            <text:p>guides.png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84]=&quot;x&quot;;1;0)+IF([.E184]=&quot;x&quot;;1;0)+IF([.F184]=&quot;x&quot;;1;0)+IF([.G18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edit-guides.svg</text:p>
          </table:table-cell>
          <table:table-cell/>
        </table:table-row>
        <table:table-row table:style-name="ro3">
          <table:table-cell table:style-name="ce2" office:value-type="string">
            <text:p>hmirror.png</text:p>
          </table:table-cell>
          <table:table-cell office:value-type="float" office:value="70">
            <text:p>70</text:p>
          </table:table-cell>
          <table:table-cell/>
          <table:table-cell table:number-columns-repeated="4"/>
          <table:table-cell/>
          <table:table-cell table:formula="of:=IF([.D185]=&quot;x&quot;;1;0)+IF([.E185]=&quot;x&quot;;1;0)+IF([.F185]=&quot;x&quot;;1;0)+IF([.G185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hyphenate.png</text:p>
          </table:table-cell>
          <table:table-cell office:value-type="float" office:value="71">
            <text:p>71</text:p>
          </table:table-cell>
          <table:table-cell/>
          <table:table-cell table:number-columns-repeated="4"/>
          <table:table-cell/>
          <table:table-cell table:formula="of:=IF([.D186]=&quot;x&quot;;1;0)+IF([.E186]=&quot;x&quot;;1;0)+IF([.F186]=&quot;x&quot;;1;0)+IF([.G18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hyphenate.svg</text:p>
          </table:table-cell>
          <table:table-cell/>
        </table:table-row>
        <table:table-row table:style-name="ro1">
          <table:table-cell table:style-name="ce2" office:value-type="string">
            <text:p>invert.png</text:p>
          </table:table-cell>
          <table:table-cell office:value-type="float" office:value="72">
            <text:p>72</text:p>
          </table:table-cell>
          <table:table-cell/>
          <table:table-cell table:number-columns-repeated="4"/>
          <table:table-cell/>
          <table:table-cell table:formula="of:=IF([.D187]=&quot;x&quot;;1;0)+IF([.E187]=&quot;x&quot;;1;0)+IF([.F187]=&quot;x&quot;;1;0)+IF([.G18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nvert.svg</text:p>
          </table:table-cell>
          <table:table-cell/>
        </table:table-row>
        <table:table-row table:style-name="ro1">
          <table:table-cell table:style-name="ce2" office:value-type="string">
            <text:p>irreg.png</text:p>
          </table:table-cell>
          <table:table-cell office:value-type="float" office:value="73">
            <text:p>73</text:p>
          </table:table-cell>
          <table:table-cell/>
          <table:table-cell table:number-columns-repeated="4"/>
          <table:table-cell/>
          <table:table-cell table:formula="of:=IF([.D188]=&quot;x&quot;;1;0)+IF([.E188]=&quot;x&quot;;1;0)+IF([.F188]=&quot;x&quot;;1;0)+IF([.G18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rregular.svg</text:p>
          </table:table-cell>
          <table:table-cell/>
        </table:table-row>
        <table:table-row table:style-name="ro3">
          <table:table-cell table:style-name="ce2" office:value-type="string">
            <text:p>Kapital.xpm</text:p>
          </table:table-cell>
          <table:table-cell office:value-type="float" office:value="74">
            <text:p>74</text:p>
          </table:table-cell>
          <table:table-cell/>
          <table:table-cell table:number-columns-repeated="4"/>
          <table:table-cell/>
          <table:table-cell table:formula="of:=IF([.D189]=&quot;x&quot;;1;0)+IF([.E189]=&quot;x&quot;;1;0)+IF([.F189]=&quot;x&quot;;1;0)+IF([.G18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capital.svg</text:p>
          </table:table-cell>
          <table:table-cell table:style-name="ce12"/>
        </table:table-row>
        <table:table-row table:style-name="ro1">
          <table:table-cell table:style-name="ce2" office:value-type="string">
            <text:p>key_bindings.png</text:p>
          </table:table-cell>
          <table:table-cell office:value-type="float" office:value="75">
            <text:p>75</text:p>
          </table:table-cell>
          <table:table-cell/>
          <table:table-cell table:number-columns-repeated="4"/>
          <table:table-cell/>
          <table:table-cell table:formula="of:=IF([.D190]=&quot;x&quot;;1;0)+IF([.E190]=&quot;x&quot;;1;0)+IF([.F190]=&quot;x&quot;;1;0)+IF([.G19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key-bindings.svg</text:p>
          </table:table-cell>
          <table:table-cell/>
        </table:table-row>
        <table:table-row table:style-name="ro1">
          <table:table-cell table:style-name="ce2" office:value-type="string">
            <text:p>launch.png</text:p>
          </table:table-cell>
          <table:table-cell office:value-type="float" office:value="76">
            <text:p>76</text:p>
          </table:table-cell>
          <table:table-cell/>
          <table:table-cell table:number-columns-repeated="4"/>
          <table:table-cell/>
          <table:table-cell table:formula="of:=IF([.D191]=&quot;x&quot;;1;0)+IF([.E191]=&quot;x&quot;;1;0)+IF([.F191]=&quot;x&quot;;1;0)+IF([.G1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unch16.png</text:p>
          </table:table-cell>
          <table:table-cell office:value-type="float" office:value="77">
            <text:p>77</text:p>
          </table:table-cell>
          <table:table-cell/>
          <table:table-cell table:number-columns-repeated="4"/>
          <table:table-cell/>
          <table:table-cell table:formula="of:=IF([.D192]=&quot;x&quot;;1;0)+IF([.E192]=&quot;x&quot;;1;0)+IF([.F192]=&quot;x&quot;;1;0)+IF([.G1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yer-outline.png</text:p>
          </table:table-cell>
          <table:table-cell office:value-type="float" office:value="78">
            <text:p>78</text:p>
          </table:table-cell>
          <table:table-cell/>
          <table:table-cell table:number-columns-repeated="4"/>
          <table:table-cell/>
          <table:table-cell table:formula="of:=IF([.D193]=&quot;x&quot;;1;0)+IF([.E193]=&quot;x&quot;;1;0)+IF([.F193]=&quot;x&quot;;1;0)+IF([.G19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eftindent.png</text:p>
          </table:table-cell>
          <table:table-cell office:value-type="float" office:value="79">
            <text:p>79</text:p>
          </table:table-cell>
          <table:table-cell/>
          <table:table-cell table:number-columns-repeated="4"/>
          <table:table-cell/>
          <table:table-cell table:formula="of:=IF([.D194]=&quot;x&quot;;1;0)+IF([.E194]=&quot;x&quot;;1;0)+IF([.F194]=&quot;x&quot;;1;0)+IF([.G194]=&quot;x&quot;;1;0)" office:value-type="float" office:value="0">
            <text:p>0</text:p>
          </table:table-cell>
          <table:table-cell table:style-name="ce22"/>
          <table:table-cell table:style-name="ce20"/>
          <table:table-cell table:style-name="ce25" office:value-type="string">
            <text:p>./actions/format-indent-left.svg</text:p>
          </table:table-cell>
          <table:table-cell table:style-name="ce12"/>
        </table:table-row>
        <table:table-row table:style-name="ro1">
          <table:table-cell table:style-name="ce2" office:value-type="string">
            <text:p>linespacing.png</text:p>
          </table:table-cell>
          <table:table-cell office:value-type="float" office:value="80">
            <text:p>80</text:p>
          </table:table-cell>
          <table:table-cell/>
          <table:table-cell table:number-columns-repeated="4"/>
          <table:table-cell/>
          <table:table-cell table:formula="of:=IF([.D195]=&quot;x&quot;;1;0)+IF([.E195]=&quot;x&quot;;1;0)+IF([.F195]=&quot;x&quot;;1;0)+IF([.G1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inespacing2.png</text:p>
          </table:table-cell>
          <table:table-cell office:value-type="float" office:value="81">
            <text:p>81</text:p>
          </table:table-cell>
          <table:table-cell/>
          <table:table-cell table:number-columns-repeated="4"/>
          <table:table-cell/>
          <table:table-cell table:formula="of:=IF([.D196]=&quot;x&quot;;1;0)+IF([.E196]=&quot;x&quot;;1;0)+IF([.F196]=&quot;x&quot;;1;0)+IF([.G1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ocked.png</text:p>
          </table:table-cell>
          <table:table-cell office:value-type="float" office:value="82">
            <text:p>82</text:p>
          </table:table-cell>
          <table:table-cell/>
          <table:table-cell table:number-columns-repeated="4"/>
          <table:table-cell/>
          <table:table-cell table:formula="of:=IF([.D197]=&quot;x&quot;;1;0)+IF([.E197]=&quot;x&quot;;1;0)+IF([.F197]=&quot;x&quot;;1;0)+IF([.G19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lower-to-bottom.png</text:p>
          </table:table-cell>
          <table:table-cell office:value-type="float" office:value="83">
            <text:p>83</text:p>
          </table:table-cell>
          <table:table-cell/>
          <table:table-cell table:number-columns-repeated="4"/>
          <table:table-cell/>
          <table:table-cell table:formula="of:=IF([.D198]=&quot;x&quot;;1;0)+IF([.E198]=&quot;x&quot;;1;0)+IF([.F198]=&quot;x&quot;;1;0)+IF([.G198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lower-to-bottom.svg</text:p>
          </table:table-cell>
          <table:table-cell/>
        </table:table-row>
        <table:table-row table:style-name="ro1">
          <table:table-cell table:style-name="ce2" office:value-type="string">
            <text:p>lower.png</text:p>
          </table:table-cell>
          <table:table-cell office:value-type="float" office:value="84">
            <text:p>84</text:p>
          </table:table-cell>
          <table:table-cell/>
          <table:table-cell table:number-columns-repeated="4"/>
          <table:table-cell/>
          <table:table-cell table:formula="of:=IF([.D199]=&quot;x&quot;;1;0)+IF([.E199]=&quot;x&quot;;1;0)+IF([.F199]=&quot;x&quot;;1;0)+IF([.G19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ower.svg</text:p>
          </table:table-cell>
          <table:table-cell/>
        </table:table-row>
        <table:table-row table:style-name="ro1">
          <table:table-cell table:style-name="ce2" office:value-type="string">
            <text:p>Lupe.xpm</text:p>
          </table:table-cell>
          <table:table-cell office:value-type="float" office:value="85">
            <text:p>85</text:p>
          </table:table-cell>
          <table:table-cell/>
          <table:table-cell table:number-columns-repeated="4"/>
          <table:table-cell/>
          <table:table-cell table:formula="of:=IF([.D200]=&quot;x&quot;;1;0)+IF([.E200]=&quot;x&quot;;1;0)+IF([.F200]=&quot;x&quot;;1;0)+IF([.G200]=&quot;x&quot;;1;0)" office:value-type="float" office:value="0">
            <text:p>0</text:p>
          </table:table-cell>
          <table:table-cell table:style-name="ce23"/>
          <table:table-cell table:style-name="ce25" office:value-type="string">
            <text:p>./actions/zoom-origina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LupeZ.xpm</text:p>
          </table:table-cell>
          <table:table-cell office:value-type="float" office:value="86">
            <text:p>86</text:p>
          </table:table-cell>
          <table:table-cell/>
          <table:table-cell table:number-columns-repeated="4"/>
          <table:table-cell/>
          <table:table-cell table:formula="of:=IF([.D201]=&quot;x&quot;;1;0)+IF([.E201]=&quot;x&quot;;1;0)+IF([.F201]=&quot;x&quot;;1;0)+IF([.G201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LupeZm.xpm</text:p>
          </table:table-cell>
          <table:table-cell office:value-type="float" office:value="87">
            <text:p>87</text:p>
          </table:table-cell>
          <table:table-cell/>
          <table:table-cell table:number-columns-repeated="4"/>
          <table:table-cell/>
          <table:table-cell table:formula="of:=IF([.D202]=&quot;x&quot;;1;0)+IF([.E202]=&quot;x&quot;;1;0)+IF([.F202]=&quot;x&quot;;1;0)+IF([.G202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misc.png</text:p>
          </table:table-cell>
          <table:table-cell office:value-type="float" office:value="88">
            <text:p>88</text:p>
          </table:table-cell>
          <table:table-cell/>
          <table:table-cell table:number-columns-repeated="4"/>
          <table:table-cell/>
          <table:table-cell table:formula="of:=IF([.D203]=&quot;x&quot;;1;0)+IF([.E203]=&quot;x&quot;;1;0)+IF([.F203]=&quot;x&quot;;1;0)+IF([.G2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iterJoin.png</text:p>
          </table:table-cell>
          <table:table-cell office:value-type="float" office:value="89">
            <text:p>89</text:p>
          </table:table-cell>
          <table:table-cell/>
          <table:table-cell table:number-columns-repeated="4"/>
          <table:table-cell/>
          <table:table-cell table:formula="of:=IF([.D204]=&quot;x&quot;;1;0)+IF([.E204]=&quot;x&quot;;1;0)+IF([.F204]=&quot;x&quot;;1;0)+IF([.G2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Asym.png</text:p>
          </table:table-cell>
          <table:table-cell office:value-type="float" office:value="90">
            <text:p>90</text:p>
          </table:table-cell>
          <table:table-cell/>
          <table:table-cell table:number-columns-repeated="4"/>
          <table:table-cell/>
          <table:table-cell table:formula="of:=IF([.D205]=&quot;x&quot;;1;0)+IF([.E205]=&quot;x&quot;;1;0)+IF([.F205]=&quot;x&quot;;1;0)+IF([.G2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Kontrol.png</text:p>
          </table:table-cell>
          <table:table-cell office:value-type="float" office:value="91">
            <text:p>91</text:p>
          </table:table-cell>
          <table:table-cell/>
          <table:table-cell table:number-columns-repeated="4"/>
          <table:table-cell/>
          <table:table-cell table:formula="of:=IF([.D206]=&quot;x&quot;;1;0)+IF([.E206]=&quot;x&quot;;1;0)+IF([.F206]=&quot;x&quot;;1;0)+IF([.G2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Node.png</text:p>
          </table:table-cell>
          <table:table-cell office:value-type="float" office:value="92">
            <text:p>92</text:p>
          </table:table-cell>
          <table:table-cell/>
          <table:table-cell table:number-columns-repeated="4"/>
          <table:table-cell/>
          <table:table-cell table:formula="of:=IF([.D207]=&quot;x&quot;;1;0)+IF([.E207]=&quot;x&quot;;1;0)+IF([.F207]=&quot;x&quot;;1;0)+IF([.G20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r.png</text:p>
          </table:table-cell>
          <table:table-cell office:value-type="float" office:value="93">
            <text:p>93</text:p>
          </table:table-cell>
          <table:table-cell/>
          <table:table-cell table:number-columns-repeated="4"/>
          <table:table-cell/>
          <table:table-cell table:formula="of:=IF([.D208]=&quot;x&quot;;1;0)+IF([.E208]=&quot;x&quot;;1;0)+IF([.F208]=&quot;x&quot;;1;0)+IF([.G20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Sym.png</text:p>
          </table:table-cell>
          <table:table-cell office:value-type="float" office:value="94">
            <text:p>94</text:p>
          </table:table-cell>
          <table:table-cell/>
          <table:table-cell table:number-columns-repeated="4"/>
          <table:table-cell/>
          <table:table-cell table:formula="of:=IF([.D209]=&quot;x&quot;;1;0)+IF([.E209]=&quot;x&quot;;1;0)+IF([.F209]=&quot;x&quot;;1;0)+IF([.G20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icon.xpm</text:p>
          </table:table-cell>
          <table:table-cell office:value-type="float" office:value="95">
            <text:p>95</text:p>
          </table:table-cell>
          <table:table-cell/>
          <table:table-cell table:number-columns-repeated="4"/>
          <table:table-cell/>
          <table:table-cell table:formula="of:=IF([.D210]=&quot;x&quot;;1;0)+IF([.E210]=&quot;x&quot;;1;0)+IF([.F210]=&quot;x&quot;;1;0)+IF([.G21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Print.png</text:p>
          </table:table-cell>
          <table:table-cell office:value-type="float" office:value="96">
            <text:p>96</text:p>
          </table:table-cell>
          <table:table-cell/>
          <table:table-cell table:number-columns-repeated="4"/>
          <table:table-cell/>
          <table:table-cell table:formula="of:=IF([.D211]=&quot;x&quot;;1;0)+IF([.E211]=&quot;x&quot;;1;0)+IF([.F211]=&quot;x&quot;;1;0)+IF([.G21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ok.png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2]=&quot;x&quot;;1;0)+IF([.E212]=&quot;x&quot;;1;0)+IF([.F212]=&quot;x&quot;;1;0)+IF([.G212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k22.png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3]=&quot;x&quot;;1;0)+IF([.E213]=&quot;x&quot;;1;0)+IF([.F213]=&quot;x&quot;;1;0)+IF([.G213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oo_draw.png</text:p>
          </table:table-cell>
          <table:table-cell office:value-type="float" office:value="99">
            <text:p>99</text:p>
          </table:table-cell>
          <table:table-cell/>
          <table:table-cell table:number-columns-repeated="4"/>
          <table:table-cell/>
          <table:table-cell table:formula="of:=IF([.D214]=&quot;x&quot;;1;0)+IF([.E214]=&quot;x&quot;;1;0)+IF([.F214]=&quot;x&quot;;1;0)+IF([.G2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vnd.oasis.opendocument.graphics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oo_writer.png</text:p>
          </table:table-cell>
          <table:table-cell office:value-type="float" office:value="100">
            <text:p>100</text:p>
          </table:table-cell>
          <table:table-cell/>
          <table:table-cell table:number-columns-repeated="4"/>
          <table:table-cell/>
          <table:table-cell table:formula="of:=IF([.D215]=&quot;x&quot;;1;0)+IF([.E215]=&quot;x&quot;;1;0)+IF([.F215]=&quot;x&quot;;1;0)+IF([.G215]=&quot;x&quot;;1;0)" office:value-type="float" office:value="0">
            <text:p>0</text:p>
          </table:table-cell>
          <table:table-cell table:style-name="ce22"/>
          <table:table-cell table:style-name="ce25" office:value-type="string">
            <text:p>./mimetypes/application-vnd.oasis.opendocument.text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utlined.png</text:p>
          </table:table-cell>
          <table:table-cell office:value-type="float" office:value="101">
            <text:p>101</text:p>
          </table:table-cell>
          <table:table-cell/>
          <table:table-cell table:number-columns-repeated="4"/>
          <table:table-cell/>
          <table:table-cell table:formula="of:=IF([.D216]=&quot;x&quot;;1;0)+IF([.E216]=&quot;x&quot;;1;0)+IF([.F216]=&quot;x&quot;;1;0)+IF([.G21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df.png</text:p>
          </table:table-cell>
          <table:table-cell office:value-type="float" office:value="102">
            <text:p>102</text:p>
          </table:table-cell>
          <table:table-cell/>
          <table:table-cell table:number-columns-repeated="4"/>
          <table:table-cell/>
          <table:table-cell table:formula="of:=IF([.D217]=&quot;x&quot;;1;0)+IF([.E217]=&quot;x&quot;;1;0)+IF([.F217]=&quot;x&quot;;1;0)+IF([.G217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enciladd.png</text:p>
          </table:table-cell>
          <table:table-cell office:value-type="float" office:value="103">
            <text:p>103</text:p>
          </table:table-cell>
          <table:table-cell/>
          <table:table-cell table:number-columns-repeated="4"/>
          <table:table-cell/>
          <table:table-cell table:formula="of:=IF([.D218]=&quot;x&quot;;1;0)+IF([.E218]=&quot;x&quot;;1;0)+IF([.F218]=&quot;x&quot;;1;0)+IF([.G21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encilsub.png</text:p>
          </table:table-cell>
          <table:table-cell office:value-type="float" office:value="104">
            <text:p>104</text:p>
          </table:table-cell>
          <table:table-cell/>
          <table:table-cell table:number-columns-repeated="4"/>
          <table:table-cell/>
          <table:table-cell table:formula="of:=IF([.D219]=&quot;x&quot;;1;0)+IF([.E219]=&quot;x&quot;;1;0)+IF([.F219]=&quot;x&quot;;1;0)+IF([.G21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lugins.png</text:p>
          </table:table-cell>
          <table:table-cell office:value-type="float" office:value="105">
            <text:p>105</text:p>
          </table:table-cell>
          <table:table-cell/>
          <table:table-cell table:number-columns-repeated="4"/>
          <table:table-cell/>
          <table:table-cell table:formula="of:=IF([.D220]=&quot;x&quot;;1;0)+IF([.E220]=&quot;x&quot;;1;0)+IF([.F220]=&quot;x&quot;;1;0)+IF([.G2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lyCut.png</text:p>
          </table:table-cell>
          <table:table-cell office:value-type="float" office:value="106">
            <text:p>106</text:p>
          </table:table-cell>
          <table:table-cell/>
          <table:table-cell table:number-columns-repeated="4"/>
          <table:table-cell/>
          <table:table-cell table:formula="of:=IF([.D221]=&quot;x&quot;;1;0)+IF([.E221]=&quot;x&quot;;1;0)+IF([.F221]=&quot;x&quot;;1;0)+IF([.G2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stscript.png</text:p>
          </table:table-cell>
          <table:table-cell office:value-type="float" office:value="107">
            <text:p>107</text:p>
          </table:table-cell>
          <table:table-cell/>
          <table:table-cell table:number-columns-repeated="4"/>
          <table:table-cell/>
          <table:table-cell table:formula="of:=IF([.D222]=&quot;x&quot;;1;0)+IF([.E222]=&quot;x&quot;;1;0)+IF([.F222]=&quot;x&quot;;1;0)+IF([.G2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postscript.svg</text:p>
          </table:table-cell>
          <table:table-cell table:style-name="ce12"/>
        </table:table-row>
        <table:table-row table:style-name="ro1">
          <table:table-cell table:style-name="ce2" office:value-type="string">
            <text:p>previewOff.png</text:p>
          </table:table-cell>
          <table:table-cell office:value-type="float" office:value="108">
            <text:p>108</text:p>
          </table:table-cell>
          <table:table-cell/>
          <table:table-cell table:number-columns-repeated="4"/>
          <table:table-cell/>
          <table:table-cell table:formula="of:=IF([.D223]=&quot;x&quot;;1;0)+IF([.E223]=&quot;x&quot;;1;0)+IF([.F223]=&quot;x&quot;;1;0)+IF([.G22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eviewOn.png</text:p>
          </table:table-cell>
          <table:table-cell office:value-type="float" office:value="109">
            <text:p>109</text:p>
          </table:table-cell>
          <table:table-cell/>
          <table:table-cell table:number-columns-repeated="4"/>
          <table:table-cell/>
          <table:table-cell table:formula="of:=IF([.D224]=&quot;x&quot;;1;0)+IF([.E224]=&quot;x&quot;;1;0)+IF([.F224]=&quot;x&quot;;1;0)+IF([.G22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inter.png</text:p>
          </table:table-cell>
          <table:table-cell office:value-type="float" office:value="110">
            <text:p>110</text:p>
          </table:table-cell>
          <table:table-cell/>
          <table:table-cell table:number-columns-repeated="4"/>
          <table:table-cell/>
          <table:table-cell table:formula="of:=IF([.D225]=&quot;x&quot;;1;0)+IF([.E225]=&quot;x&quot;;1;0)+IF([.F225]=&quot;x&quot;;1;0)+IF([.G225]=&quot;x&quot;;1;0)" office:value-type="float" office:value="0">
            <text:p>0</text:p>
          </table:table-cell>
          <table:table-cell table:style-name="ce19" office:value-type="string">
            <text:p>./devices/printer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python.png</text:p>
          </table:table-cell>
          <table:table-cell office:value-type="float" office:value="111">
            <text:p>111</text:p>
          </table:table-cell>
          <table:table-cell/>
          <table:table-cell table:number-columns-repeated="4"/>
          <table:table-cell/>
          <table:table-cell table:formula="of:=IF([.D226]=&quot;x&quot;;1;0)+IF([.E226]=&quot;x&quot;;1;0)+IF([.F226]=&quot;x&quot;;1;0)+IF([.G226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python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aise-to-top.png</text:p>
          </table:table-cell>
          <table:table-cell office:value-type="float" office:value="112">
            <text:p>112</text:p>
          </table:table-cell>
          <table:table-cell/>
          <table:table-cell table:number-columns-repeated="4"/>
          <table:table-cell/>
          <table:table-cell table:formula="of:=IF([.D227]=&quot;x&quot;;1;0)+IF([.E227]=&quot;x&quot;;1;0)+IF([.F227]=&quot;x&quot;;1;0)+IF([.G22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aise.png</text:p>
          </table:table-cell>
          <table:table-cell office:value-type="float" office:value="113">
            <text:p>113</text:p>
          </table:table-cell>
          <table:table-cell/>
          <table:table-cell table:number-columns-repeated="4"/>
          <table:table-cell/>
          <table:table-cell table:formula="of:=IF([.D228]=&quot;x&quot;;1;0)+IF([.E228]=&quot;x&quot;;1;0)+IF([.F228]=&quot;x&quot;;1;0)+IF([.G22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gister.png</text:p>
          </table:table-cell>
          <table:table-cell office:value-type="float" office:value="114">
            <text:p>114</text:p>
          </table:table-cell>
          <table:table-cell/>
          <table:table-cell table:number-columns-repeated="4"/>
          <table:table-cell/>
          <table:table-cell table:formula="of:=IF([.D229]=&quot;x&quot;;1;0)+IF([.E229]=&quot;x&quot;;1;0)+IF([.F229]=&quot;x&quot;;1;0)+IF([.G22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load.png</text:p>
          </table:table-cell>
          <table:table-cell office:value-type="float" office:value="115">
            <text:p>115</text:p>
          </table:table-cell>
          <table:table-cell/>
          <table:table-cell table:number-columns-repeated="4"/>
          <table:table-cell/>
          <table:table-cell table:formula="of:=IF([.D230]=&quot;x&quot;;1;0)+IF([.E230]=&quot;x&quot;;1;0)+IF([.F230]=&quot;x&quot;;1;0)+IF([.G230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.svg</text:p>
          </table:table-cell>
          <table:table-cell/>
        </table:table-row>
        <table:table-row table:style-name="ro1">
          <table:table-cell table:style-name="ce2" office:value-type="string">
            <text:p>reload16.png</text:p>
          </table:table-cell>
          <table:table-cell office:value-type="float" office:value="116">
            <text:p>116</text:p>
          </table:table-cell>
          <table:table-cell/>
          <table:table-cell table:number-columns-repeated="4"/>
          <table:table-cell/>
          <table:table-cell table:formula="of:=IF([.D231]=&quot;x&quot;;1;0)+IF([.E231]=&quot;x&quot;;1;0)+IF([.F231]=&quot;x&quot;;1;0)+IF([.G231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16.svg</text:p>
          </table:table-cell>
          <table:table-cell/>
        </table:table-row>
        <table:table-row table:style-name="ro1">
          <table:table-cell table:style-name="ce2" office:value-type="string">
            <text:p>Reset1Node.png</text:p>
          </table:table-cell>
          <table:table-cell office:value-type="float" office:value="117">
            <text:p>117</text:p>
          </table:table-cell>
          <table:table-cell/>
          <table:table-cell table:number-columns-repeated="4"/>
          <table:table-cell/>
          <table:table-cell table:formula="of:=IF([.D232]=&quot;x&quot;;1;0)+IF([.E232]=&quot;x&quot;;1;0)+IF([.F232]=&quot;x&quot;;1;0)+IF([.G23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1-node</text:p>
          </table:table-cell>
          <table:table-cell/>
        </table:table-row>
        <table:table-row table:style-name="ro1">
          <table:table-cell table:style-name="ce2" office:value-type="string">
            <text:p>ResetNode.png</text:p>
          </table:table-cell>
          <table:table-cell office:value-type="float" office:value="118">
            <text:p>118</text:p>
          </table:table-cell>
          <table:table-cell/>
          <table:table-cell table:number-columns-repeated="4"/>
          <table:table-cell/>
          <table:table-cell table:formula="of:=IF([.D233]=&quot;x&quot;;1;0)+IF([.E233]=&quot;x&quot;;1;0)+IF([.F233]=&quot;x&quot;;1;0)+IF([.G233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-node</text:p>
          </table:table-cell>
          <table:table-cell/>
        </table:table-row>
        <table:table-row table:style-name="ro1">
          <table:table-cell table:style-name="ce2" office:value-type="string">
            <text:p>Revers.png</text:p>
          </table:table-cell>
          <table:table-cell office:value-type="float" office:value="119">
            <text:p>119</text:p>
          </table:table-cell>
          <table:table-cell/>
          <table:table-cell table:number-columns-repeated="4"/>
          <table:table-cell/>
          <table:table-cell table:formula="of:=IF([.D234]=&quot;x&quot;;1;0)+IF([.E234]=&quot;x&quot;;1;0)+IF([.F234]=&quot;x&quot;;1;0)+IF([.G2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reverse.svg</text:p>
          </table:table-cell>
          <table:table-cell table:style-name="ce12"/>
        </table:table-row>
        <table:table-row table:style-name="ro1">
          <table:table-cell table:style-name="ce2" office:value-type="string">
            <text:p>revert.png</text:p>
          </table:table-cell>
          <table:table-cell office:value-type="float" office:value="120">
            <text:p>120</text:p>
          </table:table-cell>
          <table:table-cell/>
          <table:table-cell table:number-columns-repeated="4"/>
          <table:table-cell/>
          <table:table-cell table:formula="of:=IF([.D235]=&quot;x&quot;;1;0)+IF([.E235]=&quot;x&quot;;1;0)+IF([.F235]=&quot;x&quot;;1;0)+IF([.G235]=&quot;x&quot;;1;0)" office:value-type="float" office:value="0">
            <text:p>0</text:p>
          </table:table-cell>
          <table:table-cell table:style-name="ce19" office:value-type="string">
            <text:p>./actions/document-rever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gb.png</text:p>
          </table:table-cell>
          <table:table-cell office:value-type="float" office:value="121">
            <text:p>121</text:p>
          </table:table-cell>
          <table:table-cell/>
          <table:table-cell table:number-columns-repeated="4"/>
          <table:table-cell/>
          <table:table-cell table:formula="of:=IF([.D236]=&quot;x&quot;;1;0)+IF([.E236]=&quot;x&quot;;1;0)+IF([.F236]=&quot;x&quot;;1;0)+IF([.G23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ightindent.png</text:p>
          </table:table-cell>
          <table:table-cell office:value-type="float" office:value="122">
            <text:p>122</text:p>
          </table:table-cell>
          <table:table-cell/>
          <table:table-cell table:number-columns-repeated="4"/>
          <table:table-cell/>
          <table:table-cell table:formula="of:=IF([.D237]=&quot;x&quot;;1;0)+IF([.E237]=&quot;x&quot;;1;0)+IF([.F237]=&quot;x&quot;;1;0)+IF([.G23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indent-right.svg</text:p>
          </table:table-cell>
          <table:table-cell table:style-name="ce12"/>
        </table:table-row>
        <table:table-row table:style-name="ro1">
          <table:table-cell table:style-name="ce2" office:value-type="string">
            <text:p>rotate_ccw.png</text:p>
          </table:table-cell>
          <table:table-cell office:value-type="float" office:value="123">
            <text:p>123</text:p>
          </table:table-cell>
          <table:table-cell/>
          <table:table-cell table:number-columns-repeated="4"/>
          <table:table-cell/>
          <table:table-cell table:formula="of:=IF([.D238]=&quot;x&quot;;1;0)+IF([.E238]=&quot;x&quot;;1;0)+IF([.F238]=&quot;x&quot;;1;0)+IF([.G238]=&quot;x&quot;;1;0)" office:value-type="float" office:value="0">
            <text:p>0</text:p>
          </table:table-cell>
          <table:table-cell table:style-name="ce19" office:value-type="string">
            <text:p>./actions/object-rotate-lef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ate_cw.png</text:p>
          </table:table-cell>
          <table:table-cell office:value-type="float" office:value="124">
            <text:p>124</text:p>
          </table:table-cell>
          <table:table-cell/>
          <table:table-cell table:number-columns-repeated="4"/>
          <table:table-cell/>
          <table:table-cell table:formula="of:=IF([.D239]=&quot;x&quot;;1;0)+IF([.E239]=&quot;x&quot;;1;0)+IF([.F239]=&quot;x&quot;;1;0)+IF([.G239]=&quot;x&quot;;1;0)" office:value-type="float" office:value="0">
            <text:p>0</text:p>
          </table:table-cell>
          <table:table-cell table:style-name="ce19" office:value-type="string">
            <text:p>./actions/object-rotate-righ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ieren2.png</text:p>
          </table:table-cell>
          <table:table-cell office:value-type="float" office:value="125">
            <text:p>125</text:p>
          </table:table-cell>
          <table:table-cell/>
          <table:table-cell table:number-columns-repeated="4"/>
          <table:table-cell/>
          <table:table-cell table:formula="of:=IF([.D240]=&quot;x&quot;;1;0)+IF([.E240]=&quot;x&quot;;1;0)+IF([.F240]=&quot;x&quot;;1;0)+IF([.G24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tieren2.xpm</text:p>
          </table:table-cell>
          <table:table-cell office:value-type="float" office:value="126">
            <text:p>126</text:p>
          </table:table-cell>
          <table:table-cell/>
          <table:table-cell table:number-columns-repeated="4"/>
          <table:table-cell/>
          <table:table-cell table:formula="of:=IF([.D241]=&quot;x&quot;;1;0)+IF([.E241]=&quot;x&quot;;1;0)+IF([.F241]=&quot;x&quot;;1;0)+IF([.G24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undCap.png</text:p>
          </table:table-cell>
          <table:table-cell office:value-type="float" office:value="127">
            <text:p>127</text:p>
          </table:table-cell>
          <table:table-cell/>
          <table:table-cell table:number-columns-repeated="4"/>
          <table:table-cell/>
          <table:table-cell table:formula="of:=IF([.D242]=&quot;x&quot;;1;0)+IF([.E242]=&quot;x&quot;;1;0)+IF([.F242]=&quot;x&quot;;1;0)+IF([.G24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round.svg</text:p>
          </table:table-cell>
          <table:table-cell table:style-name="ce12"/>
        </table:table-row>
        <table:table-row table:style-name="ro1">
          <table:table-cell table:style-name="ce2" office:value-type="string">
            <text:p>RoundJoin.png</text:p>
          </table:table-cell>
          <table:table-cell office:value-type="float" office:value="128">
            <text:p>128</text:p>
          </table:table-cell>
          <table:table-cell/>
          <table:table-cell table:number-columns-repeated="4"/>
          <table:table-cell/>
          <table:table-cell table:formula="of:=IF([.D243]=&quot;x&quot;;1;0)+IF([.E243]=&quot;x&quot;;1;0)+IF([.F243]=&quot;x&quot;;1;0)+IF([.G24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join-round.svg</text:p>
          </table:table-cell>
          <table:table-cell table:style-name="ce12"/>
        </table:table-row>
        <table:table-row table:style-name="ro1">
          <table:table-cell table:style-name="ce2" office:value-type="string">
            <text:p>scrap.png</text:p>
          </table:table-cell>
          <table:table-cell office:value-type="float" office:value="129">
            <text:p>129</text:p>
          </table:table-cell>
          <table:table-cell/>
          <table:table-cell table:number-columns-repeated="4"/>
          <table:table-cell/>
          <table:table-cell table:formula="of:=IF([.D244]=&quot;x&quot;;1;0)+IF([.E244]=&quot;x&quot;;1;0)+IF([.F244]=&quot;x&quot;;1;0)+IF([.G24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een.png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45]=&quot;x&quot;;1;0)+IF([.E245]=&quot;x&quot;;1;0)+IF([.F245]=&quot;x&quot;;1;0)+IF([.G245]=&quot;x&quot;;1;0)" office:value-type="float" office:value="4">
            <text:p>4</text:p>
          </table:table-cell>
          <table:table-cell table:style-name="ce19" office:value-type="string">
            <text:p>./devices/video-display</text:p>
          </table:table-cell>
          <table:table-cell table:style-name="ce25"/>
          <table:table-cell table:style-name="ce18"/>
          <table:table-cell/>
        </table:table-row>
        <table:table-row table:style-name="ro1">
          <table:table-cell table:style-name="ce2" office:value-type="string">
            <text:p>scribus_logo.png</text:p>
          </table:table-cell>
          <table:table-cell office:value-type="float" office:value="131">
            <text:p>131</text:p>
          </table:table-cell>
          <table:table-cell/>
          <table:table-cell table:number-columns-repeated="4"/>
          <table:table-cell/>
          <table:table-cell table:formula="of:=IF([.D246]=&quot;x&quot;;1;0)+IF([.E246]=&quot;x&quot;;1;0)+IF([.F246]=&quot;x&quot;;1;0)+IF([.G24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ibusdoc.png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47]=&quot;x&quot;;1;0)+IF([.E247]=&quot;x&quot;;1;0)+IF([.F247]=&quot;x&quot;;1;0)+IF([.G247]=&quot;x&quot;;1;0)" office:value-type="float" office:value="4">
            <text:p>4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doc16.png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48]=&quot;x&quot;;1;0)+IF([.E248]=&quot;x&quot;;1;0)+IF([.F248]=&quot;x&quot;;1;0)+IF([.G248]=&quot;x&quot;;1;0)" office:value-type="float" office:value="4">
            <text:p>4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icon.png</text:p>
          </table:table-cell>
          <table:table-cell office:value-type="float" office:value="134">
            <text:p>134</text:p>
          </table:table-cell>
          <table:table-cell/>
          <table:table-cell table:number-columns-repeated="4"/>
          <table:table-cell/>
          <table:table-cell table:formula="of:=IF([.D249]=&quot;x&quot;;1;0)+IF([.E249]=&quot;x&quot;;1;0)+IF([.F249]=&quot;x&quot;;1;0)+IF([.G24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pplications/scribus.svg</text:p>
          </table:table-cell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hade.png</text:p>
          </table:table-cell>
          <table:table-cell office:value-type="float" office:value="135">
            <text:p>135</text:p>
          </table:table-cell>
          <table:table-cell/>
          <table:table-cell table:number-columns-repeated="4"/>
          <table:table-cell/>
          <table:table-cell table:formula="of:=IF([.D250]=&quot;x&quot;;1;0)+IF([.E250]=&quot;x&quot;;1;0)+IF([.F250]=&quot;x&quot;;1;0)+IF([.G25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hadow.png</text:p>
          </table:table-cell>
          <table:table-cell office:value-type="float" office:value="136">
            <text:p>136</text:p>
          </table:table-cell>
          <table:table-cell/>
          <table:table-cell table:number-columns-repeated="4"/>
          <table:table-cell/>
          <table:table-cell table:formula="of:=IF([.D251]=&quot;x&quot;;1;0)+IF([.E251]=&quot;x&quot;;1;0)+IF([.F251]=&quot;x&quot;;1;0)+IF([.G25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shadow.svg</text:p>
          </table:table-cell>
          <table:table-cell table:style-name="ce12"/>
        </table:table-row>
        <table:table-row table:style-name="ro1">
          <table:table-cell table:style-name="ce2" office:value-type="string">
            <text:p>shortwords.png</text:p>
          </table:table-cell>
          <table:table-cell office:value-type="float" office:value="137">
            <text:p>137</text:p>
          </table:table-cell>
          <table:table-cell/>
          <table:table-cell table:number-columns-repeated="4"/>
          <table:table-cell/>
          <table:table-cell table:formula="of:=IF([.D252]=&quot;x&quot;;1;0)+IF([.E252]=&quot;x&quot;;1;0)+IF([.F252]=&quot;x&quot;;1;0)+IF([.G25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acing.xpm</text:p>
          </table:table-cell>
          <table:table-cell office:value-type="float" office:value="138">
            <text:p>138</text:p>
          </table:table-cell>
          <table:table-cell/>
          <table:table-cell table:number-columns-repeated="4"/>
          <table:table-cell/>
          <table:table-cell table:formula="of:=IF([.D253]=&quot;x&quot;;1;0)+IF([.E253]=&quot;x&quot;;1;0)+IF([.F253]=&quot;x&quot;;1;0)+IF([.G25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rmat-justify-fill.svg</text:p>
          </table:table-cell>
          <table:table-cell table:style-name="ce25" office:value-type="string">
            <text:p>./actions/format-spacing.svg</text:p>
          </table:table-cell>
          <table:table-cell/>
        </table:table-row>
        <table:table-row table:style-name="ro1">
          <table:table-cell table:style-name="ce2" office:value-type="string">
            <text:p>spiral.png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54]=&quot;x&quot;;1;0)+IF([.E254]=&quot;x&quot;;1;0)+IF([.F254]=&quot;x&quot;;1;0)+IF([.G254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ctions/draw-spira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Splash.png</text:p>
          </table:table-cell>
          <table:table-cell office:value-type="float" office:value="140">
            <text:p>140</text:p>
          </table:table-cell>
          <table:table-cell/>
          <table:table-cell table:number-columns-repeated="4"/>
          <table:table-cell/>
          <table:table-cell table:formula="of:=IF([.D255]=&quot;x&quot;;1;0)+IF([.E255]=&quot;x&quot;;1;0)+IF([.F255]=&quot;x&quot;;1;0)+IF([.G25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.png</text:p>
          </table:table-cell>
          <table:table-cell office:value-type="float" office:value="141">
            <text:p>141</text:p>
          </table:table-cell>
          <table:table-cell/>
          <table:table-cell table:number-columns-repeated="4"/>
          <table:table-cell/>
          <table:table-cell table:formula="of:=IF([.D256]=&quot;x&quot;;1;0)+IF([.E256]=&quot;x&quot;;1;0)+IF([.F256]=&quot;x&quot;;1;0)+IF([.G25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16.png</text:p>
          </table:table-cell>
          <table:table-cell office:value-type="float" office:value="142">
            <text:p>142</text:p>
          </table:table-cell>
          <table:table-cell/>
          <table:table-cell table:number-columns-repeated="4"/>
          <table:table-cell/>
          <table:table-cell table:formula="of:=IF([.D257]=&quot;x&quot;;1;0)+IF([.E257]=&quot;x&quot;;1;0)+IF([.F257]=&quot;x&quot;;1;0)+IF([.G25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t.png</text:p>
          </table:table-cell>
          <table:table-cell office:value-type="float" office:value="143">
            <text:p>143</text:p>
          </table:table-cell>
          <table:table-cell/>
          <table:table-cell table:number-columns-repeated="4"/>
          <table:table-cell/>
          <table:table-cell table:formula="of:=IF([.D258]=&quot;x&quot;;1;0)+IF([.E258]=&quot;x&quot;;1;0)+IF([.F258]=&quot;x&quot;;1;0)+IF([.G25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ot.png</text:p>
          </table:table-cell>
          <table:table-cell office:value-type="float" office:value="144">
            <text:p>144</text:p>
          </table:table-cell>
          <table:table-cell/>
          <table:table-cell table:number-columns-repeated="4"/>
          <table:table-cell/>
          <table:table-cell table:formula="of:=IF([.D259]=&quot;x&quot;;1;0)+IF([.E259]=&quot;x&quot;;1;0)+IF([.F259]=&quot;x&quot;;1;0)+IF([.G25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quareCap.png</text:p>
          </table:table-cell>
          <table:table-cell office:value-type="float" office:value="145">
            <text:p>145</text:p>
          </table:table-cell>
          <table:table-cell/>
          <table:table-cell table:number-columns-repeated="4"/>
          <table:table-cell/>
          <table:table-cell table:formula="of:=IF([.D260]=&quot;x&quot;;1;0)+IF([.E260]=&quot;x&quot;;1;0)+IF([.F260]=&quot;x&quot;;1;0)+IF([.G26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square.svg</text:p>
          </table:table-cell>
          <table:table-cell table:style-name="ce12"/>
        </table:table-row>
        <table:table-row table:style-name="ro1">
          <table:table-cell table:style-name="ce2" office:value-type="string">
            <text:p>Stift.xpm</text:p>
          </table:table-cell>
          <table:table-cell office:value-type="float" office:value="146">
            <text:p>146</text:p>
          </table:table-cell>
          <table:table-cell/>
          <table:table-cell table:number-columns-repeated="4"/>
          <table:table-cell/>
          <table:table-cell table:formula="of:=IF([.D261]=&quot;x&quot;;1;0)+IF([.E261]=&quot;x&quot;;1;0)+IF([.F261]=&quot;x&quot;;1;0)+IF([.G26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ift16.xpm</text:p>
          </table:table-cell>
          <table:table-cell office:value-type="float" office:value="147">
            <text:p>147</text:p>
          </table:table-cell>
          <table:table-cell/>
          <table:table-cell table:number-columns-repeated="4"/>
          <table:table-cell/>
          <table:table-cell table:formula="of:=IF([.D262]=&quot;x&quot;;1;0)+IF([.E262]=&quot;x&quot;;1;0)+IF([.F262]=&quot;x&quot;;1;0)+IF([.G26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rike.xpm</text:p>
          </table:table-cell>
          <table:table-cell office:value-type="float" office:value="148">
            <text:p>148</text:p>
          </table:table-cell>
          <table:table-cell/>
          <table:table-cell table:number-columns-repeated="4"/>
          <table:table-cell/>
          <table:table-cell table:formula="of:=IF([.D263]=&quot;x&quot;;1;0)+IF([.E263]=&quot;x&quot;;1;0)+IF([.F263]=&quot;x&quot;;1;0)+IF([.G263]=&quot;x&quot;;1;0)" office:value-type="float" office:value="0">
            <text:p>0</text:p>
          </table:table-cell>
          <table:table-cell table:style-name="ce19" office:value-type="string">
            <text:p>./actions/format-text-strikethroug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ab.png</text:p>
          </table:table-cell>
          <table:table-cell office:value-type="float" office:value="149">
            <text:p>149</text:p>
          </table:table-cell>
          <table:table-cell/>
          <table:table-cell table:number-columns-repeated="4"/>
          <table:table-cell/>
          <table:table-cell table:formula="of:=IF([.D264]=&quot;x&quot;;1;0)+IF([.E264]=&quot;x&quot;;1;0)+IF([.F264]=&quot;x&quot;;1;0)+IF([.G26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abtocindex.png</text:p>
          </table:table-cell>
          <table:table-cell office:value-type="float" office:value="150">
            <text:p>150</text:p>
          </table:table-cell>
          <table:table-cell/>
          <table:table-cell table:number-columns-repeated="4"/>
          <table:table-cell/>
          <table:table-cell table:formula="of:=IF([.D265]=&quot;x&quot;;1;0)+IF([.E265]=&quot;x&quot;;1;0)+IF([.F265]=&quot;x&quot;;1;0)+IF([.G26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stfill.png</text:p>
          </table:table-cell>
          <table:table-cell office:value-type="float" office:value="151">
            <text:p>151</text:p>
          </table:table-cell>
          <table:table-cell/>
          <table:table-cell table:number-columns-repeated="4"/>
          <table:table-cell/>
          <table:table-cell table:formula="of:=IF([.D266]=&quot;x&quot;;1;0)+IF([.E266]=&quot;x&quot;;1;0)+IF([.F266]=&quot;x&quot;;1;0)+IF([.G26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base.png</text:p>
          </table:table-cell>
          <table:table-cell office:value-type="float" office:value="152">
            <text:p>152</text:p>
          </table:table-cell>
          <table:table-cell/>
          <table:table-cell table:number-columns-repeated="4"/>
          <table:table-cell/>
          <table:table-cell table:formula="of:=IF([.D267]=&quot;x&quot;;1;0)+IF([.E267]=&quot;x&quot;;1;0)+IF([.F267]=&quot;x&quot;;1;0)+IF([.G26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kern.png</text:p>
          </table:table-cell>
          <table:table-cell office:value-type="float" office:value="153">
            <text:p>153</text:p>
          </table:table-cell>
          <table:table-cell/>
          <table:table-cell table:number-columns-repeated="4"/>
          <table:table-cell/>
          <table:table-cell table:formula="of:=IF([.D268]=&quot;x&quot;;1;0)+IF([.E268]=&quot;x&quot;;1;0)+IF([.F268]=&quot;x&quot;;1;0)+IF([.G26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h.png</text:p>
          </table:table-cell>
          <table:table-cell office:value-type="float" office:value="154">
            <text:p>154</text:p>
          </table:table-cell>
          <table:table-cell/>
          <table:table-cell table:number-columns-repeated="4"/>
          <table:table-cell/>
          <table:table-cell table:formula="of:=IF([.D269]=&quot;x&quot;;1;0)+IF([.E269]=&quot;x&quot;;1;0)+IF([.F269]=&quot;x&quot;;1;0)+IF([.G26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v.png</text:p>
          </table:table-cell>
          <table:table-cell office:value-type="float" office:value="155">
            <text:p>155</text:p>
          </table:table-cell>
          <table:table-cell/>
          <table:table-cell table:number-columns-repeated="4"/>
          <table:table-cell/>
          <table:table-cell table:formula="of:=IF([.D270]=&quot;x&quot;;1;0)+IF([.E270]=&quot;x&quot;;1;0)+IF([.F270]=&quot;x&quot;;1;0)+IF([.G27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view.png</text:p>
          </table:table-cell>
          <table:table-cell office:value-type="float" office:value="156">
            <text:p>156</text:p>
          </table:table-cell>
          <table:table-cell/>
          <table:table-cell table:number-columns-repeated="4"/>
          <table:table-cell/>
          <table:table-cell table:formula="of:=IF([.D271]=&quot;x&quot;;1;0)+IF([.E271]=&quot;x&quot;;1;0)+IF([.F271]=&quot;x&quot;;1;0)+IF([.G27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ief.xpm</text:p>
          </table:table-cell>
          <table:table-cell office:value-type="float" office:value="157">
            <text:p>157</text:p>
          </table:table-cell>
          <table:table-cell/>
          <table:table-cell table:number-columns-repeated="4"/>
          <table:table-cell/>
          <table:table-cell table:formula="of:=IF([.D272]=&quot;x&quot;;1;0)+IF([.E272]=&quot;x&quot;;1;0)+IF([.F272]=&quot;x&quot;;1;0)+IF([.G27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ools.png</text:p>
          </table:table-cell>
          <table:table-cell office:value-type="float" office:value="158">
            <text:p>158</text:p>
          </table:table-cell>
          <table:table-cell/>
          <table:table-cell table:number-columns-repeated="4"/>
          <table:table-cell/>
          <table:table-cell table:formula="of:=IF([.D273]=&quot;x&quot;;1;0)+IF([.E273]=&quot;x&quot;;1;0)+IF([.F273]=&quot;x&quot;;1;0)+IF([.G27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too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ashcan.png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74]=&quot;x&quot;;1;0)+IF([.E274]=&quot;x&quot;;1;0)+IF([.F274]=&quot;x&quot;;1;0)+IF([.G274]=&quot;x&quot;;1;0)" office:value-type="float" office:value="4">
            <text:p>4</text:p>
          </table:table-cell>
          <table:table-cell table:style-name="ce19" office:value-type="string">
            <text:p>./places/user-tras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rashcan2.png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75]=&quot;x&quot;;1;0)+IF([.E275]=&quot;x&quot;;1;0)+IF([.F275]=&quot;x&quot;;1;0)+IF([.G275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places/user-trash-ful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iangle.png</text:p>
          </table:table-cell>
          <table:table-cell office:value-type="float" office:value="161">
            <text:p>161</text:p>
          </table:table-cell>
          <table:table-cell/>
          <table:table-cell table:number-columns-repeated="4"/>
          <table:table-cell/>
          <table:table-cell table:formula="of:=IF([.D276]=&quot;x&quot;;1;0)+IF([.E276]=&quot;x&quot;;1;0)+IF([.F276]=&quot;x&quot;;1;0)+IF([.G27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draw-triangle.svg</text:p>
          </table:table-cell>
          <table:table-cell/>
        </table:table-row>
        <table:table-row table:style-name="ro1">
          <table:table-cell table:style-name="ce2" office:value-type="string">
            <text:p>txt.png</text:p>
          </table:table-cell>
          <table:table-cell office:value-type="float" office:value="162">
            <text:p>162</text:p>
          </table:table-cell>
          <table:table-cell/>
          <table:table-cell table:number-columns-repeated="4"/>
          <table:table-cell/>
          <table:table-cell table:formula="of:=IF([.D277]=&quot;x&quot;;1;0)+IF([.E277]=&quot;x&quot;;1;0)+IF([.F277]=&quot;x&quot;;1;0)+IF([.G27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ypography.png</text:p>
          </table:table-cell>
          <table:table-cell office:value-type="float" office:value="163">
            <text:p>163</text:p>
          </table:table-cell>
          <table:table-cell/>
          <table:table-cell table:number-columns-repeated="4"/>
          <table:table-cell/>
          <table:table-cell table:formula="of:=IF([.D278]=&quot;x&quot;;1;0)+IF([.E278]=&quot;x&quot;;1;0)+IF([.F278]=&quot;x&quot;;1;0)+IF([.G27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/application-x-font-afm.svgz</text:p>
          </table:table-cell>
          <table:table-cell table:style-name="ce25" office:value-type="string">
            <text:p>./actions/format-typography.svg</text:p>
          </table:table-cell>
          <table:table-cell/>
        </table:table-row>
        <table:table-row table:style-name="ro1">
          <table:table-cell table:style-name="ce2" office:value-type="string">
            <text:p>u_align.png</text:p>
          </table:table-cell>
          <table:table-cell office:value-type="float" office:value="164">
            <text:p>164</text:p>
          </table:table-cell>
          <table:table-cell/>
          <table:table-cell table:number-columns-repeated="4"/>
          <table:table-cell/>
          <table:table-cell table:formula="of:=IF([.D279]=&quot;x&quot;;1;0)+IF([.E279]=&quot;x&quot;;1;0)+IF([.F279]=&quot;x&quot;;1;0)+IF([.G27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arrow.png</text:p>
          </table:table-cell>
          <table:table-cell office:value-type="float" office:value="165">
            <text:p>165</text:p>
          </table:table-cell>
          <table:table-cell/>
          <table:table-cell table:number-columns-repeated="4"/>
          <table:table-cell/>
          <table:table-cell table:formula="of:=IF([.D280]=&quot;x&quot;;1;0)+IF([.E280]=&quot;x&quot;;1;0)+IF([.F280]=&quot;x&quot;;1;0)+IF([.G28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create.png</text:p>
          </table:table-cell>
          <table:table-cell office:value-type="float" office:value="166">
            <text:p>166</text:p>
          </table:table-cell>
          <table:table-cell/>
          <table:table-cell table:number-columns-repeated="4"/>
          <table:table-cell/>
          <table:table-cell table:formula="of:=IF([.D281]=&quot;x&quot;;1;0)+IF([.E281]=&quot;x&quot;;1;0)+IF([.F281]=&quot;x&quot;;1;0)+IF([.G28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edit-add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u_cut.png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2]=&quot;x&quot;;1;0)+IF([.E282]=&quot;x&quot;;1;0)+IF([.F282]=&quot;x&quot;;1;0)+IF([.G282]=&quot;x&quot;;1;0)" office:value-type="float" office:value="4">
            <text:p>4</text:p>
          </table:table-cell>
          <table:table-cell table:style-name="ce19" office:value-type="string">
            <text:p>./actions/edit-c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delete.png</text:p>
          </table:table-cell>
          <table:table-cell office:value-type="float" office:value="168">
            <text:p>168</text:p>
          </table:table-cell>
          <table:table-cell/>
          <table:table-cell table:number-columns-repeated="4"/>
          <table:table-cell/>
          <table:table-cell table:formula="of:=IF([.D283]=&quot;x&quot;;1;0)+IF([.E283]=&quot;x&quot;;1;0)+IF([.F283]=&quot;x&quot;;1;0)+IF([.G28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remove.svg</text:p>
          </table:table-cell>
          <table:table-cell table:style-name="ce12"/>
        </table:table-row>
        <table:table-row table:style-name="ro1">
          <table:table-cell table:style-name="ce2" office:value-type="string">
            <text:p>u_disableprint.png</text:p>
          </table:table-cell>
          <table:table-cell office:value-type="float" office:value="169">
            <text:p>169</text:p>
          </table:table-cell>
          <table:table-cell/>
          <table:table-cell table:number-columns-repeated="4"/>
          <table:table-cell/>
          <table:table-cell table:formula="of:=IF([.D284]=&quot;x&quot;;1;0)+IF([.E284]=&quot;x&quot;;1;0)+IF([.F284]=&quot;x&quot;;1;0)+IF([.G28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nableprint.png</text:p>
          </table:table-cell>
          <table:table-cell office:value-type="float" office:value="170">
            <text:p>170</text:p>
          </table:table-cell>
          <table:table-cell/>
          <table:table-cell table:number-columns-repeated="4"/>
          <table:table-cell/>
          <table:table-cell table:formula="of:=IF([.D285]=&quot;x&quot;;1;0)+IF([.E285]=&quot;x&quot;;1;0)+IF([.F285]=&quot;x&quot;;1;0)+IF([.G28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ps.png</text:p>
          </table:table-cell>
          <table:table-cell office:value-type="float" office:value="171">
            <text:p>171</text:p>
          </table:table-cell>
          <table:table-cell/>
          <table:table-cell table:number-columns-repeated="4"/>
          <table:table-cell/>
          <table:table-cell table:formula="of:=IF([.D286]=&quot;x&quot;;1;0)+IF([.E286]=&quot;x&quot;;1;0)+IF([.F286]=&quot;x&quot;;1;0)+IF([.G28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fill.png</text:p>
          </table:table-cell>
          <table:table-cell office:value-type="float" office:value="172">
            <text:p>172</text:p>
          </table:table-cell>
          <table:table-cell/>
          <table:table-cell table:number-columns-repeated="4"/>
          <table:table-cell/>
          <table:table-cell table:formula="of:=IF([.D287]=&quot;x&quot;;1;0)+IF([.E287]=&quot;x&quot;;1;0)+IF([.F287]=&quot;x&quot;;1;0)+IF([.G28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3">
          <table:table-cell table:style-name="ce2" office:value-type="string">
            <text:p>u_fliph.png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8]=&quot;x&quot;;1;0)+IF([.E288]=&quot;x&quot;;1;0)+IF([.F288]=&quot;x&quot;;1;0)+IF([.G288]=&quot;x&quot;;1;0)" office:value-type="float" office:value="4">
            <text:p>4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3">
          <table:table-cell table:style-name="ce2" office:value-type="string">
            <text:p>u_flipv.png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9]=&quot;x&quot;;1;0)+IF([.E289]=&quot;x&quot;;1;0)+IF([.F289]=&quot;x&quot;;1;0)+IF([.G289]=&quot;x&quot;;1;0)" office:value-type="float" office:value="4">
            <text:p>4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font.png</text:p>
          </table:table-cell>
          <table:table-cell office:value-type="float" office:value="175">
            <text:p>175</text:p>
          </table:table-cell>
          <table:table-cell/>
          <table:table-cell table:number-columns-repeated="4"/>
          <table:table-cell/>
          <table:table-cell table:formula="of:=IF([.D290]=&quot;x&quot;;1;0)+IF([.E290]=&quot;x&quot;;1;0)+IF([.F290]=&quot;x&quot;;1;0)+IF([.G290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text.svg</text:p>
          </table:table-cell>
          <table:table-cell/>
        </table:table-row>
        <table:table-row table:style-name="ro1">
          <table:table-cell table:style-name="ce2" office:value-type="string">
            <text:p>u_group.png</text:p>
          </table:table-cell>
          <table:table-cell office:value-type="float" office:value="176">
            <text:p>176</text:p>
          </table:table-cell>
          <table:table-cell/>
          <table:table-cell table:number-columns-repeated="4"/>
          <table:table-cell/>
          <table:table-cell table:formula="of:=IF([.D291]=&quot;x&quot;;1;0)+IF([.E291]=&quot;x&quot;;1;0)+IF([.F291]=&quot;x&quot;;1;0)+IF([.G2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ine.png</text:p>
          </table:table-cell>
          <table:table-cell office:value-type="float" office:value="177">
            <text:p>177</text:p>
          </table:table-cell>
          <table:table-cell/>
          <table:table-cell table:number-columns-repeated="4"/>
          <table:table-cell/>
          <table:table-cell table:formula="of:=IF([.D292]=&quot;x&quot;;1;0)+IF([.E292]=&quot;x&quot;;1;0)+IF([.F292]=&quot;x&quot;;1;0)+IF([.G2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ock.png</text:p>
          </table:table-cell>
          <table:table-cell office:value-type="float" office:value="178">
            <text:p>178</text:p>
          </table:table-cell>
          <table:table-cell/>
          <table:table-cell table:number-columns-repeated="4"/>
          <table:table-cell/>
          <table:table-cell table:formula="of:=IF([.D293]=&quot;x&quot;;1;0)+IF([.E293]=&quot;x&quot;;1;0)+IF([.F293]=&quot;x&quot;;1;0)+IF([.G29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u_margins_locked.png</text:p>
          </table:table-cell>
          <table:table-cell office:value-type="float" office:value="179">
            <text:p>179</text:p>
          </table:table-cell>
          <table:table-cell/>
          <table:table-cell table:number-columns-repeated="4"/>
          <table:table-cell/>
          <table:table-cell table:formula="of:=IF([.D294]=&quot;x&quot;;1;0)+IF([.E294]=&quot;x&quot;;1;0)+IF([.F294]=&quot;x&quot;;1;0)+IF([.G29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argins.png</text:p>
          </table:table-cell>
          <table:table-cell office:value-type="float" office:value="180">
            <text:p>180</text:p>
          </table:table-cell>
          <table:table-cell/>
          <table:table-cell table:number-columns-repeated="4"/>
          <table:table-cell/>
          <table:table-cell table:formula="of:=IF([.D295]=&quot;x&quot;;1;0)+IF([.E295]=&quot;x&quot;;1;0)+IF([.F295]=&quot;x&quot;;1;0)+IF([.G2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ove.png</text:p>
          </table:table-cell>
          <table:table-cell office:value-type="float" office:value="181">
            <text:p>181</text:p>
          </table:table-cell>
          <table:table-cell/>
          <table:table-cell table:number-columns-repeated="4"/>
          <table:table-cell/>
          <table:table-cell table:formula="of:=IF([.D296]=&quot;x&quot;;1;0)+IF([.E296]=&quot;x&quot;;1;0)+IF([.F296]=&quot;x&quot;;1;0)+IF([.G2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ultiple.png</text:p>
          </table:table-cell>
          <table:table-cell office:value-type="float" office:value="182">
            <text:p>182</text:p>
          </table:table-cell>
          <table:table-cell/>
          <table:table-cell table:number-columns-repeated="4"/>
          <table:table-cell/>
          <table:table-cell table:formula="of:=IF([.D297]=&quot;x&quot;;1;0)+IF([.E297]=&quot;x&quot;;1;0)+IF([.F297]=&quot;x&quot;;1;0)+IF([.G29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edo.png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8]=&quot;x&quot;;1;0)+IF([.E298]=&quot;x&quot;;1;0)+IF([.F298]=&quot;x&quot;;1;0)+IF([.G298]=&quot;x&quot;;1;0)" office:value-type="float" office:value="4">
            <text:p>4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do16.png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9]=&quot;x&quot;;1;0)+IF([.E299]=&quot;x&quot;;1;0)+IF([.F299]=&quot;x&quot;;1;0)+IF([.G299]=&quot;x&quot;;1;0)" office:value-type="float" office:value="4">
            <text:p>4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size.png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300]=&quot;x&quot;;1;0)+IF([.E300]=&quot;x&quot;;1;0)+IF([.F300]=&quot;x&quot;;1;0)+IF([.G300]=&quot;x&quot;;1;0)" office:value-type="float" office:value="4">
            <text:p>4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otate.png</text:p>
          </table:table-cell>
          <table:table-cell office:value-type="float" office:value="186">
            <text:p>186</text:p>
          </table:table-cell>
          <table:table-cell/>
          <table:table-cell table:number-columns-repeated="2"/>
          <table:table-cell/>
          <table:table-cell/>
          <table:table-cell/>
          <table:table-cell table:formula="of:=IF([.D301]=&quot;x&quot;;1;0)+IF([.D301]=&quot;x&quot;;1;0)+IF([.E301]=&quot;x&quot;;1;0)+IF([.G30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cale_image.png</text:p>
          </table:table-cell>
          <table:table-cell office:value-type="float" office:value="187">
            <text:p>187</text:p>
          </table:table-cell>
          <table:table-cell/>
          <table:table-cell table:number-columns-repeated="4"/>
          <table:table-cell/>
          <table:table-cell table:formula="of:=IF([.D302]=&quot;x&quot;;1;0)+IF([.E302]=&quot;x&quot;;1;0)+IF([.F302]=&quot;x&quot;;1;0)+IF([.G30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de.png</text:p>
          </table:table-cell>
          <table:table-cell office:value-type="float" office:value="188">
            <text:p>188</text:p>
          </table:table-cell>
          <table:table-cell/>
          <table:table-cell table:number-columns-repeated="4"/>
          <table:table-cell/>
          <table:table-cell table:formula="of:=IF([.D303]=&quot;x&quot;;1;0)+IF([.E303]=&quot;x&quot;;1;0)+IF([.F303]=&quot;x&quot;;1;0)+IF([.G3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pe.png</text:p>
          </table:table-cell>
          <table:table-cell office:value-type="float" office:value="189">
            <text:p>189</text:p>
          </table:table-cell>
          <table:table-cell/>
          <table:table-cell table:number-columns-repeated="4"/>
          <table:table-cell/>
          <table:table-cell table:formula="of:=IF([.D304]=&quot;x&quot;;1;0)+IF([.E304]=&quot;x&quot;;1;0)+IF([.F304]=&quot;x&quot;;1;0)+IF([.G3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vg.png</text:p>
          </table:table-cell>
          <table:table-cell office:value-type="float" office:value="190">
            <text:p>190</text:p>
          </table:table-cell>
          <table:table-cell/>
          <table:table-cell table:number-columns-repeated="4"/>
          <table:table-cell/>
          <table:table-cell table:formula="of:=IF([.D305]=&quot;x&quot;;1;0)+IF([.E305]=&quot;x&quot;;1;0)+IF([.F305]=&quot;x&quot;;1;0)+IF([.G3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transp.png</text:p>
          </table:table-cell>
          <table:table-cell office:value-type="float" office:value="191">
            <text:p>191</text:p>
          </table:table-cell>
          <table:table-cell/>
          <table:table-cell table:number-columns-repeated="4"/>
          <table:table-cell/>
          <table:table-cell table:formula="of:=IF([.D306]=&quot;x&quot;;1;0)+IF([.E306]=&quot;x&quot;;1;0)+IF([.F306]=&quot;x&quot;;1;0)+IF([.G3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undo.png</text:p>
          </table:table-cell>
          <table:table-cell office:value-type="float" office:value="192">
            <text:p>192</text:p>
          </table:table-cell>
          <table:table-cell/>
          <table:table-cell table:number-columns-repeated="4"/>
          <table:table-cell/>
          <table:table-cell table:formula="of:=IF([.D307]=&quot;x&quot;;1;0)+IF([.E307]=&quot;x&quot;;1;0)+IF([.F307]=&quot;x&quot;;1;0)+IF([.G307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do16.png</text:p>
          </table:table-cell>
          <table:table-cell office:value-type="float" office:value="193">
            <text:p>193</text:p>
          </table:table-cell>
          <table:table-cell/>
          <table:table-cell table:number-columns-repeated="4"/>
          <table:table-cell/>
          <table:table-cell table:formula="of:=IF([.D308]=&quot;x&quot;;1;0)+IF([.E308]=&quot;x&quot;;1;0)+IF([.F308]=&quot;x&quot;;1;0)+IF([.G308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lock.png</text:p>
          </table:table-cell>
          <table:table-cell office:value-type="float" office:value="194">
            <text:p>194</text:p>
          </table:table-cell>
          <table:table-cell/>
          <table:table-cell table:number-columns-repeated="4"/>
          <table:table-cell/>
          <table:table-cell table:formula="of:=IF([.D309]=&quot;x&quot;;1;0)+IF([.E309]=&quot;x&quot;;1;0)+IF([.F309]=&quot;x&quot;;1;0)+IF([.G30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group.png</text:p>
          </table:table-cell>
          <table:table-cell office:value-type="float" office:value="195">
            <text:p>195</text:p>
          </table:table-cell>
          <table:table-cell/>
          <table:table-cell table:number-columns-repeated="4"/>
          <table:table-cell/>
          <table:table-cell table:formula="of:=IF([.D310]=&quot;x&quot;;1;0)+IF([.E310]=&quot;x&quot;;1;0)+IF([.F310]=&quot;x&quot;;1;0)+IF([.G31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edit-ungroup.svg</text:p>
          </table:table-cell>
          <table:table-cell/>
        </table:table-row>
        <table:table-row table:style-name="ro1">
          <table:table-cell table:style-name="ce2" office:value-type="string">
            <text:p>unlock.png</text:p>
          </table:table-cell>
          <table:table-cell office:value-type="float" office:value="196">
            <text:p>196</text:p>
          </table:table-cell>
          <table:table-cell/>
          <table:table-cell table:number-columns-repeated="4"/>
          <table:table-cell/>
          <table:table-cell table:formula="of:=IF([.D311]=&quot;x&quot;;1;0)+IF([.E311]=&quot;x&quot;;1;0)+IF([.F311]=&quot;x&quot;;1;0)+IF([.G31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lock.xpm</text:p>
          </table:table-cell>
          <table:table-cell office:value-type="float" office:value="197">
            <text:p>197</text:p>
          </table:table-cell>
          <table:table-cell/>
          <table:table-cell table:number-columns-repeated="4"/>
          <table:table-cell/>
          <table:table-cell table:formula="of:=IF([.D312]=&quot;x&quot;;1;0)+IF([.E312]=&quot;x&quot;;1;0)+IF([.F312]=&quot;x&quot;;1;0)+IF([.G31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edit-unlock.svg</text:p>
          </table:table-cell>
          <table:table-cell/>
        </table:table-row>
        <table:table-row table:style-name="ro1">
          <table:table-cell table:style-name="ce2" office:value-type="string">
            <text:p>Unter.xpm</text:p>
          </table:table-cell>
          <table:table-cell office:value-type="float" office:value="198">
            <text:p>198</text:p>
          </table:table-cell>
          <table:table-cell/>
          <table:table-cell table:number-columns-repeated="4"/>
          <table:table-cell/>
          <table:table-cell table:formula="of:=IF([.D313]=&quot;x&quot;;1;0)+IF([.E313]=&quot;x&quot;;1;0)+IF([.F313]=&quot;x&quot;;1;0)+IF([.G31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vectorgfx.png</text:p>
          </table:table-cell>
          <table:table-cell office:value-type="float" office:value="199">
            <text:p>199</text:p>
          </table:table-cell>
          <table:table-cell/>
          <table:table-cell table:number-columns-repeated="4"/>
          <table:table-cell/>
          <table:table-cell table:formula="of:=IF([.D314]=&quot;x&quot;;1;0)+IF([.E314]=&quot;x&quot;;1;0)+IF([.F314]=&quot;x&quot;;1;0)+IF([.G3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vectorgfx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view.png</text:p>
          </table:table-cell>
          <table:table-cell office:value-type="float" office:value="200">
            <text:p>200</text:p>
          </table:table-cell>
          <table:table-cell/>
          <table:table-cell table:number-columns-repeated="4"/>
          <table:table-cell/>
          <table:table-cell table:formula="of:=IF([.D315]=&quot;x&quot;;1;0)+IF([.E315]=&quot;x&quot;;1;0)+IF([.F315]=&quot;x&quot;;1;0)+IF([.G31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view.svg</text:p>
          </table:table-cell>
          <table:table-cell/>
        </table:table-row>
        <table:table-row table:style-name="ro1">
          <table:table-cell table:style-name="ce2" office:value-type="string">
            <text:p>viewmag1.png</text:p>
          </table:table-cell>
          <table:table-cell office:value-type="float" office:value="201">
            <text:p>201</text:p>
          </table:table-cell>
          <table:table-cell/>
          <table:table-cell table:number-columns-repeated="4"/>
          <table:table-cell/>
          <table:table-cell table:formula="of:=IF([.D316]=&quot;x&quot;;1;0)+IF([.E316]=&quot;x&quot;;1;0)+IF([.F316]=&quot;x&quot;;1;0)+IF([.G316]=&quot;x&quot;;1;0)" office:value-type="float" office:value="0">
            <text:p>0</text:p>
          </table:table-cell>
          <table:table-cell table:style-name="ce19" office:value-type="string">
            <text:p>./actions/zoom-origin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in.png</text:p>
          </table:table-cell>
          <table:table-cell office:value-type="float" office:value="202">
            <text:p>202</text:p>
          </table:table-cell>
          <table:table-cell/>
          <table:table-cell table:number-columns-repeated="4"/>
          <table:table-cell/>
          <table:table-cell table:formula="of:=IF([.D317]=&quot;x&quot;;1;0)+IF([.E317]=&quot;x&quot;;1;0)+IF([.F317]=&quot;x&quot;;1;0)+IF([.G317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out.png</text:p>
          </table:table-cell>
          <table:table-cell office:value-type="float" office:value="203">
            <text:p>203</text:p>
          </table:table-cell>
          <table:table-cell/>
          <table:table-cell table:number-columns-repeated="4"/>
          <table:table-cell/>
          <table:table-cell table:formula="of:=IF([.D318]=&quot;x&quot;;1;0)+IF([.E318]=&quot;x&quot;;1;0)+IF([.F318]=&quot;x&quot;;1;0)+IF([.G318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5">
          <table:table-cell table:style-name="ce2" office:value-type="string">
            <text:p>vmirror.png</text:p>
          </table:table-cell>
          <table:table-cell office:value-type="float" office:value="204">
            <text:p>204</text:p>
          </table:table-cell>
          <table:table-cell/>
          <table:table-cell table:number-columns-repeated="4"/>
          <table:table-cell/>
          <table:table-cell table:formula="of:=IF([.D319]=&quot;x&quot;;1;0)+IF([.E319]=&quot;x&quot;;1;0)+IF([.F319]=&quot;x&quot;;1;0)+IF([.G31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pl.png</text:p>
          </table:table-cell>
          <table:table-cell office:value-type="float" office:value="205">
            <text:p>205</text:p>
          </table:table-cell>
          <table:table-cell/>
          <table:table-cell table:number-columns-repeated="4"/>
          <table:table-cell/>
          <table:table-cell table:formula="of:=IF([.D320]=&quot;x&quot;;1;0)+IF([.E320]=&quot;x&quot;;1;0)+IF([.F320]=&quot;x&quot;;1;0)+IF([.G3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nkel.xpm</text:p>
          </table:table-cell>
          <table:table-cell office:value-type="float" office:value="206">
            <text:p>206</text:p>
          </table:table-cell>
          <table:table-cell/>
          <table:table-cell table:number-columns-repeated="4"/>
          <table:table-cell/>
          <table:table-cell table:formula="of:=IF([.D321]=&quot;x&quot;;1;0)+IF([.E321]=&quot;x&quot;;1;0)+IF([.F321]=&quot;x&quot;;1;0)+IF([.G3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zard.png</text:p>
          </table:table-cell>
          <table:table-cell office:value-type="float" office:value="207">
            <text:p>207</text:p>
          </table:table-cell>
          <table:table-cell/>
          <table:table-cell table:number-columns-repeated="4"/>
          <table:table-cell/>
          <table:table-cell table:formula="of:=IF([.D322]=&quot;x&quot;;1;0)+IF([.E322]=&quot;x&quot;;1;0)+IF([.F322]=&quot;x&quot;;1;0)+IF([.G32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application-wizard.svg</text:p>
          </table:table-cell>
          <table:table-cell/>
        </table:table-row>
        <table:table-row table:style-name="ro1">
          <table:table-cell table:style-name="ce2" office:value-type="string">
            <text:p>wordsOnly.png</text:p>
          </table:table-cell>
          <table:table-cell office:value-type="float" office:value="208">
            <text:p>208</text:p>
          </table:table-cell>
          <table:table-cell/>
          <table:table-cell table:number-columns-repeated="4"/>
          <table:table-cell/>
          <table:table-cell table:formula="of:=IF([.D323]=&quot;x&quot;;1;0)+IF([.E323]=&quot;x&quot;;1;0)+IF([.F323]=&quot;x&quot;;1;0)+IF([.G32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words-only.svg</text:p>
          </table:table-cell>
          <table:table-cell/>
        </table:table-row>
        <table:table-row table:style-name="ro1">
          <table:table-cell table:style-name="ce2" office:value-type="string">
            <text:p>Zeichen.xpm</text:p>
          </table:table-cell>
          <table:table-cell office:value-type="float" office:value="209">
            <text:p>209</text:p>
          </table:table-cell>
          <table:table-cell/>
          <table:table-cell table:number-columns-repeated="4"/>
          <table:table-cell table:style-name="ce12"/>
          <table:table-cell table:formula="of:=IF([.D324]=&quot;x&quot;;1;0)+IF([.E324]=&quot;x&quot;;1;0)+IF([.F324]=&quot;x&quot;;1;0)+IF([.G324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fontsizeup-koffice.svgz</text:p>
          </table:table-cell>
          <table:table-cell table:style-name="ce23"/>
          <table:table-cell table:style-name="ce15"/>
        </table:table-row>
        <table:table-row table:style-name="ro1">
          <table:table-cell table:style-name="ce3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/>
          <table:table-cell table:style-name="ce24" table:number-columns-repeated="3"/>
          <table:table-cell/>
        </table:table-row>
        <table:table-row table:style-name="ro1" table:number-rows-repeated="4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 table:number-columns-repeated="5"/>
        </table:table-row>
        <table:table-row table:style-name="ro1" table:number-rows-repeated="25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number-columns-repeated="6"/>
        </table:table-row>
        <table:table-row table:style-name="ro1" table:number-rows-repeated="181">
          <table:table-cell table:style-name="ce6"/>
          <table:table-cell table:number-columns-repeated="12"/>
        </table:table-row>
        <table:table-row table:style-name="ro2" table:number-rows-repeated="65000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7">17-08-2009</text:date>, <text:time>20:12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8-17T20:12:38</dc:date>
    <dc:language>pt-PT</dc:language>
    <meta:editing-cycles>83</meta:editing-cycles>
    <meta:editing-duration>PT68H23M01S</meta:editing-duration>
    <dc:creator>nuno pinheiro</dc:creator>
    <meta:document-statistic meta:table-count="1" meta:cell-count="2527" meta:object-count="0"/>
    <meta:user-defined meta:name="Info 1"/>
    <meta:user-defined meta:name="Info 2"/>
    <meta:user-defined meta:name="Info 3"/>
    <meta:user-defined meta:name="Info 4"/>
  </office:meta>
</office:document-meta>
</file>